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✻ Thinking…</text:p>
      <text:p text:style-name="Standard"/>
      <text:p text:style-name="Standard"><text:s text:c="2"/>Perfect! Now I have a comprehensive understanding of the </text:p>
      <text:p text:style-name="Standard"><text:s text:c="2"/>electricity-tokens service architecture. Let me use the </text:p>
      <text:p text:style-name="Standard"><text:s text:c="2"/>TodoWrite tool to create a detailed task list for implementing <text:s text:c="3"/></text:p>
      <text:p text:style-name="Standard"><text:s text:c="2"/>the peer-to-peer database synchronization system with the same <text:s text:c="3"/></text:p>
      <text:p text:style-name="Standard"><text:s text:c="2"/>installation framework.</text:p>
      <text:p text:style-name="Standard"/>
      <text:p text:style-name="Standard"><text:s text:c="2"/>Based on my analysis, I can see they have:</text:p>
      <text:p text:style-name="Standard"/>
      <text:p text:style-name="Standard"><text:s text:c="2"/>1. A sophisticated Windows service installation framework using <text:s text:c="2"/></text:p>
      <text:p text:style-name="Standard"><text:s text:c="2"/>node-windows</text:p>
      <text:p text:style-name="Standard"><text:s text:c="2"/>2. Hybrid service management for better reliability</text:p>
      <text:p text:style-name="Standard"><text:s text:c="2"/>3. Daily log rotation and cleanup</text:p>
      <text:p text:style-name="Standard"><text:s text:c="2"/>4. Graceful shutdown handling</text:p>
      <text:p text:style-name="Standard"><text:s text:c="2"/>5. Auto-rebuild detection and management</text:p>
      <text:p text:style-name="Standard"><text:s text:c="2"/>6. Process monitoring and PID tracking</text:p>
      <text:p text:style-name="Standard"/>
      <text:p text:style-name="Standard"><text:s text:c="2"/>Now I need to extend this framework to add:</text:p>
      <text:p text:style-name="Standard"><text:s text:c="2"/>1. Peer discovery on local network</text:p>
      <text:p text:style-name="Standard"><text:s text:c="2"/>2. Database change tracking and synchronization</text:p>
      <text:p text:style-name="Standard"><text:s text:c="2"/>3. Conflict resolution</text:p>
      <text:p text:style-name="Standard"><text:s text:c="2"/>4. Background sync service that runs independently</text:p>
      <text:p text:style-name="Standard"><text:s text:c="2"/>5. Offline work with eventual sync capability</text:p>
      <text:p text:style-name="Standard"/>
      <text:p text:style-name="Standard"><text:s text:c="2"/>Let me create a comprehensive task list.</text:p>
      <text:p text:style-name="Standard"/>
      <text:p text:style-name="Standard">✻ Thinking…</text:p>
      <text:p text:style-name="Standard"/>
      <text:p text:style-name="Standard"><text:s text:c="2"/>Now let me mark the design task as in progress and provide a <text:s text:c="5"/></text:p>
      <text:p text:style-name="Standard"><text:s text:c="2"/>detailed architectural design.</text:p>
      <text:p text:style-name="Standard"/>
      <text:p text:style-name="Standard">✻ Thinking…</text:p>
      <text:p text:style-name="Standard"/>
      <text:p text:style-name="Standard"><text:s text:c="2"/>Now let me provide the comprehensive architectural design and </text:p>
      <text:p text:style-name="Standard"><text:s text:c="2"/>implementation plan.</text:p>
      <text:p text:style-name="Standard"/>
      <text:p text:style-name="Standard">● Comprehensive Peer-to-Peer Business Management System </text:p>
      <text:p text:style-name="Standard"><text:s text:c="2"/>Architecture</text:p>
      <text:p text:style-name="Standard"/>
      <text:p text:style-name="Standard"><text:s text:c="2"/>Based on my analysis of the electricity-tokens service</text:p>
      <text:p text:style-name="Standard"><text:s text:c="2"/>framework, here's the detailed design for implementing</text:p>
      <text:p text:style-name="Standard"><text:s text:c="2"/>distributed database synchronization:</text:p>
      <text:p text:style-name="Standard"/>
      <text:p text:style-name="Standard"><text:s text:c="2"/>High-Level Architecture</text:p>
      <text:p text:style-name="Standard"/>
      <text:p text:style-name="Standard"><text:s text:c="2"/>1. Service Architecture Extension</text:p>
      <text:p text:style-name="Standard"/>
      <text:p text:style-name="Standard"><text:s text:c="2"/>Building on electricity-tokens' proven node-windows framework:</text:p>
      <text:p text:style-name="Standard"><text:soft-page-break/></text:p>
      <text:p text:style-name="Standard"><text:s text:c="2"/>Multi-Business App Service (Port 3001)</text:p>
      <text:p text:style-name="Standard"><text:s text:c="2"/>├── Main Application Process (Next.js)</text:p>
      <text:p text:style-name="Standard"><text:s text:c="2"/>├── Background Sync Service (Independent process)</text:p>
      <text:p text:style-name="Standard"><text:s text:c="2"/>│ <text:s text:c="2"/>├── Peer Discovery Engine</text:p>
      <text:p text:style-name="Standard"><text:s text:c="2"/>│ <text:s text:c="2"/>├── Change Tracking Monitor</text:p>
      <text:p text:style-name="Standard"><text:s text:c="2"/>│ <text:s text:c="2"/>├── Bidirectional Sync Engine</text:p>
      <text:p text:style-name="Standard"><text:s text:c="2"/>│ <text:s text:c="2"/>├── Conflict Resolution Engine</text:p>
      <text:p text:style-name="Standard"><text:s text:c="2"/>│ <text:s text:c="2"/>└── Network Partition Handler</text:p>
      <text:p text:style-name="Standard"><text:s text:c="2"/>└── Admin Dashboard (Sync monitoring)</text:p>
      <text:p text:style-name="Standard"/>
      <text:p text:style-name="Standard"><text:s text:c="2"/>2. Core Components</text:p>
      <text:p text:style-name="Standard"/>
      <text:p text:style-name="Standard"><text:s text:c="2"/>A. Database Change Tracking System</text:p>
      <text:p text:style-name="Standard"/>
      <text:p text:style-name="Standard"><text:s text:c="2"/>// New table: sync_events</text:p>
      <text:p text:style-name="Standard"><text:s text:c="2"/>interface SyncEvent {</text:p>
      <text:p text:style-name="Standard"><text:s text:c="4"/>id: string</text:p>
      <text:p text:style-name="Standard"><text:s text:c="4"/>nodeId: string</text:p>
      <text:p text:style-name="Standard"><text:s text:c="4"/>tableName: string</text:p>
      <text:p text:style-name="Standard"><text:s text:c="4"/>recordId: string</text:p>
      <text:p text:style-name="Standard"><text:s text:c="4"/>operation: 'CREATE' | 'UPDATE' | 'DELETE'</text:p>
      <text:p text:style-name="Standard"><text:s text:c="4"/>changeData: object</text:p>
      <text:p text:style-name="Standard"><text:s text:c="4"/>timestamp: Date</text:p>
      <text:p text:style-name="Standard"><text:s text:c="4"/>vectorClock: Map&lt;string, number&gt;</text:p>
      <text:p text:style-name="Standard"><text:s text:c="4"/>hash: string</text:p>
      <text:p text:style-name="Standard"><text:s text:c="4"/>synced: boolean</text:p>
      <text:p text:style-name="Standard"><text:s text:c="2"/>}</text:p>
      <text:p text:style-name="Standard"/>
      <text:p text:style-name="Standard"><text:s text:c="2"/>B. Peer Discovery Service</text:p>
      <text:p text:style-name="Standard"/>
      <text:p text:style-name="Standard"><text:s text:c="2"/>Using mDNS (multicast DNS) for automatic node discovery:</text:p>
      <text:p text:style-name="Standard"><text:s text:c="2"/>class PeerDiscoveryService {</text:p>
      <text:p text:style-name="Standard"><text:s text:c="4"/>broadcast() // Announce presence on network</text:p>
      <text:p text:style-name="Standard"><text:s text:c="4"/>discover() <text:s text:c="2"/>// Find other nodes</text:p>
      <text:p text:style-name="Standard"><text:s text:c="4"/>authenticate() // Security handshake</text:p>
      <text:p text:style-name="Standard"><text:s text:c="2"/>}</text:p>
      <text:p text:style-name="Standard"/>
      <text:p text:style-name="Standard"><text:s text:c="2"/>C. Background Sync Engine</text:p>
      <text:p text:style-name="Standard"/>
      <text:p text:style-name="Standard"><text:s text:c="2"/>Independent service process that runs even when main app is <text:s text:c="6"/></text:p>
      <text:p text:style-name="Standard"><text:s text:c="2"/>closed:</text:p>
      <text:p text:style-name="Standard"><text:s text:c="2"/>class BackgroundSyncService {</text:p>
      <text:p text:style-name="Standard"><text:s text:c="4"/>monitor() <text:s text:c="3"/>// Watch for database changes</text:p>
      <text:p text:style-name="Standard"><text:s text:c="4"/>replicate() <text:s/>// Send changes to peers</text:p>
      <text:p text:style-name="Standard"><text:s text:c="4"/>receive() <text:s text:c="3"/>// Accept changes from peers</text:p>
      <text:p text:style-name="Standard"><text:s text:c="4"/>resolve() <text:s text:c="3"/>// Handle conflicts</text:p>
      <text:p text:style-name="Standard"><text:s text:c="2"/>}</text:p>
      <text:p text:style-name="Standard"/>
      <text:p text:style-name="Standard"><text:soft-page-break/><text:s text:c="2"/>3. Conflict Resolution Strategy</text:p>
      <text:p text:style-name="Standard"/>
      <text:p text:style-name="Standard"><text:s text:c="2"/>Vector Clock + Node Priority System:</text:p>
      <text:p text:style-name="Standard"><text:s text:c="2"/>1. Vector Clocks: Track causality between changes</text:p>
      <text:p text:style-name="Standard"><text:s text:c="2"/>2. Timestamp Tiebreaker: Latest change wins for concurrent <text:s text:c="7"/></text:p>
      <text:p text:style-name="Standard"><text:s text:c="2"/>edits</text:p>
      <text:p text:style-name="Standard"><text:s text:c="2"/>3. Node Priority: Admin-configured priority for deterministic <text:s text:c="4"/></text:p>
      <text:p text:style-name="Standard"><text:s text:c="2"/>resolution</text:p>
      <text:p text:style-name="Standard"><text:s text:c="2"/>4. Business Rule Resolution: Custom logic for critical</text:p>
      <text:p text:style-name="Standard"><text:s text:c="2"/>business data</text:p>
      <text:p text:style-name="Standard"/>
      <text:p text:style-name="Standard"><text:s text:c="2"/>4. Offline/Network Partition Handling</text:p>
      <text:p text:style-name="Standard"/>
      <text:p text:style-name="Standard"><text:s text:c="2"/>Scenario: User takes laptop home, works offline, returns to <text:s text:c="6"/></text:p>
      <text:p text:style-name="Standard"><text:s text:c="2"/>office network</text:p>
      <text:p text:style-name="Standard"/>
      <text:p text:style-name="Standard"><text:s text:c="2"/>class NetworkPartitionHandler {</text:p>
      <text:p text:style-name="Standard"><text:s text:c="4"/>detectPartition() <text:s text:c="3"/>// Monitor network connectivity</text:p>
      <text:p text:style-name="Standard"><text:s text:c="4"/>bufferChanges() <text:s text:c="5"/>// Store changes locally during</text:p>
      <text:p text:style-name="Standard"><text:s text:c="2"/>partition</text:p>
      <text:p text:style-name="Standard"><text:s text:c="4"/>detectReconnection() // Monitor for network recovery</text:p>
      <text:p text:style-name="Standard"><text:s text:c="4"/>reconcileData() <text:s text:c="5"/>// Merge offline changes when</text:p>
      <text:p text:style-name="Standard"><text:s text:c="2"/>reconnected</text:p>
      <text:p text:style-name="Standard"><text:s text:c="2"/>}</text:p>
      <text:p text:style-name="Standard"/>
      <text:p text:style-name="Standard"><text:s text:c="2"/>5. Security &amp; Authentication</text:p>
      <text:p text:style-name="Standard"/>
      <text:p text:style-name="Standard"><text:s text:c="2"/>class SyncNetworkSecurity {</text:p>
      <text:p text:style-name="Standard"><text:s text:c="4"/>generateNodeKey() <text:s text:c="3"/>// Unique node identifier</text:p>
      <text:p text:style-name="Standard"><text:s text:c="4"/>establishTrust() <text:s text:c="4"/>// Cryptographic handshake</text:p>
      <text:p text:style-name="Standard"><text:s text:c="4"/>validatePeer() <text:s text:c="6"/>// Ensure authorized node</text:p>
      <text:p text:style-name="Standard"><text:s text:c="4"/>encryptData() <text:s text:c="7"/>// Secure data transmission</text:p>
      <text:p text:style-name="Standard"><text:s text:c="2"/>}</text:p>
      <text:p text:style-name="Standard"/>
      <text:p text:style-name="Standard"><text:s text:c="2"/>Implementation Plan - Detailed Task Breakdown</text:p>
      <text:p text:style-name="Standard"/>
      <text:p text:style-name="Standard"><text:s text:c="2"/>Phase 1: Foundation (Tasks 2-3)</text:p>
      <text:p text:style-name="Standard"/>
      <text:p text:style-name="Standard"><text:s text:c="2"/>Task 2: Design P2P Database Sync Architecture ✅ (Currently In <text:s text:c="3"/></text:p>
      <text:p text:style-name="Standard"><text:s text:c="3"/>Progress)</text:p>
      <text:p text:style-name="Standard"/>
      <text:p text:style-name="Standard"><text:s text:c="2"/>Task 3: Create Database Change Tracking System</text:p>
      <text:p text:style-name="Standard"><text:s text:c="2"/>- Add sync_events table to Prisma schema</text:p>
      <text:p text:style-name="Standard"><text:s text:c="2"/>- Create database triggers to capture all changes</text:p>
      <text:p text:style-name="Standard"><text:s text:c="2"/>- Implement vector clock generation</text:p>
      <text:p text:style-name="Standard"><text:s text:c="2"/>- Build change event serialization/deserialization</text:p>
      <text:p text:style-name="Standard"><text:s text:c="2"/>- Add node identification system</text:p>
      <text:p text:style-name="Standard"/>
      <text:p text:style-name="Standard"><text:s text:c="2"/>Expected Output: Database changes automatically logged with <text:s text:c="6"/></text:p>
      <text:p text:style-name="Standard"><text:soft-page-break/><text:s text:c="2"/>vector clocks</text:p>
      <text:p text:style-name="Standard"/>
      <text:p text:style-name="Standard"><text:s text:c="2"/>Phase 2: Network Layer (Tasks 4-5)</text:p>
      <text:p text:style-name="Standard"/>
      <text:p text:style-name="Standard"><text:s text:c="2"/>Task 4: Implement Peer Discovery Service</text:p>
      <text:p text:style-name="Standard"><text:s text:c="2"/>- Install mdns and bonjour packages</text:p>
      <text:p text:style-name="Standard"><text:s text:c="2"/>- Create mDNS service broadcaster</text:p>
      <text:p text:style-name="Standard"><text:s text:c="2"/>- Implement peer discovery and connection management</text:p>
      <text:p text:style-name="Standard"><text:s text:c="2"/>- Build secure peer authentication system</text:p>
      <text:p text:style-name="Standard"><text:s text:c="2"/>- Add peer connection health monitoring</text:p>
      <text:p text:style-name="Standard"/>
      <text:p text:style-name="Standard"><text:s text:c="2"/>Expected Output: Nodes automatically find each other on</text:p>
      <text:p text:style-name="Standard"><text:s text:c="2"/>network</text:p>
      <text:p text:style-name="Standard"/>
      <text:p text:style-name="Standard"><text:s text:c="2"/>Task 5: Build Bidirectional Sync Engine</text:p>
      <text:p text:style-name="Standard"><text:s text:c="2"/>- Create WebSocket/HTTP communication layer</text:p>
      <text:p text:style-name="Standard"><text:s text:c="2"/>- Implement change event publishing/subscribing</text:p>
      <text:p text:style-name="Standard"><text:s text:c="2"/>- Build incremental sync with only delta changes</text:p>
      <text:p text:style-name="Standard"><text:s text:c="2"/>- Add compression for large datasets</text:p>
      <text:p text:style-name="Standard"><text:s text:c="2"/>- Create sync status tracking and reporting</text:p>
      <text:p text:style-name="Standard"/>
      <text:p text:style-name="Standard"><text:s text:c="2"/>Expected Output: Changes propagate automatically between</text:p>
      <text:p text:style-name="Standard"><text:s text:c="2"/>connected nodes</text:p>
      <text:p text:style-name="Standard"/>
      <text:p text:style-name="Standard"><text:s text:c="2"/>Phase 3: Conflict Resolution (Task 6)</text:p>
      <text:p text:style-name="Standard"/>
      <text:p text:style-name="Standard"><text:s text:c="2"/>Task 6: Implement Conflict Resolution</text:p>
      <text:p text:style-name="Standard"><text:s text:c="2"/>- Build vector clock comparison algorithm</text:p>
      <text:p text:style-name="Standard"><text:s text:c="2"/>- Create timestamp-based conflict resolution</text:p>
      <text:p text:style-name="Standard"><text:s text:c="2"/>- Implement node priority system</text:p>
      <text:p text:style-name="Standard"><text:s text:c="2"/>- Add manual conflict resolution interface</text:p>
      <text:p text:style-name="Standard"><text:s text:c="2"/>- Build conflict audit logging</text:p>
      <text:p text:style-name="Standard"/>
      <text:p text:style-name="Standard"><text:s text:c="2"/>Expected Output: Concurrent edits resolved automatically and <text:s text:c="5"/></text:p>
      <text:p text:style-name="Standard"><text:s text:c="2"/>transparently</text:p>
      <text:p text:style-name="Standard"/>
      <text:p text:style-name="Standard"><text:s text:c="2"/>Phase 4: Service Integration (Tasks 7-8)</text:p>
      <text:p text:style-name="Standard"/>
      <text:p text:style-name="Standard"><text:s text:c="2"/>Task 7: Create Background Sync Service</text:p>
      <text:p text:style-name="Standard"><text:s text:c="2"/>- Extend electricity-tokens service wrapper framework</text:p>
      <text:p text:style-name="Standard"><text:s text:c="2"/>- Create independent sync process using child_process</text:p>
      <text:p text:style-name="Standard"><text:s text:c="2"/>- Add service lifecycle management (start/stop/restart)</text:p>
      <text:p text:style-name="Standard"><text:s text:c="2"/>- Implement graceful shutdown and recovery</text:p>
      <text:p text:style-name="Standard"><text:s text:c="2"/>- Build daily log rotation for sync operations</text:p>
      <text:p text:style-name="Standard"/>
      <text:p text:style-name="Standard"><text:s text:c="2"/>Expected Output: Sync works independently of main application <text:s text:c="4"/></text:p>
      <text:p text:style-name="Standard"/>
      <text:p text:style-name="Standard"><text:s text:c="2"/>Task 8: Adapt Service Installation Framework</text:p>
      <text:p text:style-name="Standard"><text:s text:c="2"/># New service commands for multi-business app</text:p>
      <text:p text:style-name="Standard"><text:soft-page-break/><text:s text:c="2"/>npm run service:install-sync <text:s text:c="4"/># Install sync service</text:p>
      <text:p text:style-name="Standard"><text:s text:c="2"/>npm run service:start-sync <text:s text:c="6"/># Start sync service</text:p>
      <text:p text:style-name="Standard"><text:s text:c="2"/>npm run service:stop-sync <text:s text:c="7"/># Stop sync service</text:p>
      <text:p text:style-name="Standard"><text:s text:c="2"/>npm run service:sync-status <text:s text:c="5"/># Check sync status</text:p>
      <text:p text:style-name="Standard"><text:s text:c="2"/>npm run service:force-sync <text:s text:c="6"/># Manual sync trigger</text:p>
      <text:p text:style-name="Standard"/>
      <text:p text:style-name="Standard"><text:s text:c="2"/>Phase 5: User Experience (Tasks 9-10)</text:p>
      <text:p text:style-name="Standard"/>
      <text:p text:style-name="Standard"><text:s text:c="2"/>Task 9: Build Admin Dashboard for Sync Monitoring</text:p>
      <text:p text:style-name="Standard"><text:s text:c="2"/>- Create sync status overview page</text:p>
      <text:p text:style-name="Standard"><text:s text:c="2"/>- Add peer connection monitoring</text:p>
      <text:p text:style-name="Standard"><text:s text:c="2"/>- Build conflict resolution history</text:p>
      <text:p text:style-name="Standard"><text:s text:c="2"/>- Implement manual sync controls</text:p>
      <text:p text:style-name="Standard"><text:s text:c="2"/>- Add sync performance metrics</text:p>
      <text:p text:style-name="Standard"/>
      <text:p text:style-name="Standard"><text:s text:c="2"/>Task 10: Implement Offline Work Capability</text:p>
      <text:p text:style-name="Standard"><text:s text:c="2"/>- Add network connectivity detection</text:p>
      <text:p text:style-name="Standard"><text:s text:c="2"/>- Implement offline mode indicators in UI</text:p>
      <text:p text:style-name="Standard"><text:s text:c="2"/>- Build change buffering during disconnection</text:p>
      <text:p text:style-name="Standard"><text:s text:c="2"/>- Create automatic reconnection and sync</text:p>
      <text:p text:style-name="Standard"><text:s text:c="2"/>- Add offline data validation</text:p>
      <text:p text:style-name="Standard"/>
      <text:p text:style-name="Standard"><text:s text:c="2"/>Phase 6: Advanced Features (Tasks 11-13)</text:p>
      <text:p text:style-name="Standard"/>
      <text:p text:style-name="Standard"><text:s text:c="2"/>Task 11: Create Network Partition Handling</text:p>
      <text:p text:style-name="Standard"><text:s text:c="2"/>- Detect network splits and rejoins</text:p>
      <text:p text:style-name="Standard"><text:s text:c="2"/>- Implement split-brain prevention</text:p>
      <text:p text:style-name="Standard"><text:s text:c="2"/>- Add automatic data reconciliation</text:p>
      <text:p text:style-name="Standard"><text:s text:c="2"/>- Build partition recovery workflows</text:p>
      <text:p text:style-name="Standard"/>
      <text:p text:style-name="Standard"><text:s text:c="2"/>Task 12: Build Initial Data Load System</text:p>
      <text:p text:style-name="Standard"><text:s text:c="2"/>- Create new node onboarding process</text:p>
      <text:p text:style-name="Standard"><text:s text:c="2"/>- Implement full database sync for new peers</text:p>
      <text:p text:style-name="Standard"><text:s text:c="2"/>- Add progress tracking for large data loads</text:p>
      <text:p text:style-name="Standard"><text:s text:c="2"/>- Build data integrity verification</text:p>
      <text:p text:style-name="Standard"/>
      <text:p text:style-name="Standard"><text:s text:c="2"/>Task 13: Implement Security for Sync Network</text:p>
      <text:p text:style-name="Standard"><text:s text:c="2"/>- Add PKI-based node authentication</text:p>
      <text:p text:style-name="Standard"><text:s text:c="2"/>- Implement encrypted data transmission</text:p>
      <text:p text:style-name="Standard"><text:s text:c="2"/>- Create access control for sync operations</text:p>
      <text:p text:style-name="Standard"><text:s text:c="2"/>- Add audit logging for security events</text:p>
      <text:p text:style-name="Standard"/>
      <text:p text:style-name="Standard"><text:s text:c="2"/>Phase 7: Testing &amp; Validation (Task 14)</text:p>
      <text:p text:style-name="Standard"/>
      <text:p text:style-name="Standard"><text:s text:c="2"/>Task 14: Create Comprehensive Testing Suite</text:p>
      <text:p text:style-name="Standard"><text:s text:c="2"/>- Build multi-node simulation environment</text:p>
      <text:p text:style-name="Standard"><text:s text:c="2"/>- Create network partition simulation tests</text:p>
      <text:p text:style-name="Standard"><text:s text:c="2"/>- Add conflict resolution validation tests</text:p>
      <text:p text:style-name="Standard"><text:s text:c="2"/>- Implement performance benchmarking</text:p>
      <text:p text:style-name="Standard"><text:soft-page-break/><text:s text:c="2"/>- Build integration tests for all scenarios</text:p>
      <text:p text:style-name="Standard"/>
      <text:p text:style-name="Standard"><text:s text:c="2"/>Key Benefits of This Architecture</text:p>
      <text:p text:style-name="Standard"/>
      <text:p text:style-name="Standard"><text:s text:c="2"/>1. Extends Proven Framework: Built on electricity-tokens'</text:p>
      <text:p text:style-name="Standard"><text:s text:c="2"/>reliable service foundation</text:p>
      <text:p text:style-name="Standard"><text:s text:c="2"/>2. True Peer-to-Peer: No central server dependency</text:p>
      <text:p text:style-name="Standard"><text:s text:c="2"/>3. Offline-First: Works seamlessly with intermittent</text:p>
      <text:p text:style-name="Standard"><text:s text:c="2"/>connectivity</text:p>
      <text:p text:style-name="Standard"><text:s text:c="2"/>4. Automatic Discovery: Nodes find each other without manual <text:s text:c="5"/></text:p>
      <text:p text:style-name="Standard"><text:s text:c="2"/>configuration</text:p>
      <text:p text:style-name="Standard"><text:s text:c="2"/>5. Conflict-Free: Deterministic resolution ensures data</text:p>
      <text:p text:style-name="Standard"><text:s text:c="2"/>consistency</text:p>
      <text:p text:style-name="Standard"><text:s text:c="2"/>6. Scalable: Add more nodes for performance and redundancy <text:s text:c="7"/></text:p>
      <text:p text:style-name="Standard"><text:s text:c="2"/>7. Secure: Cryptographic authentication and encrypted</text:p>
      <text:p text:style-name="Standard"><text:s text:c="2"/>communication</text:p>
      <text:p text:style-name="Standard"><text:s text:c="2"/>8. Maintainable: Follows existing patterns and conventions <text:s text:c="7"/></text:p>
      <text:p text:style-name="Standard"/>
      <text:p text:style-name="Standard"><text:s text:c="2"/>Technical Stack Extensions</text:p>
      <text:p text:style-name="Standard"/>
      <text:p text:style-name="Standard"><text:s text:c="2"/>{</text:p>
      <text:p text:style-name="Standard"><text:s text:c="4"/>"new-dependencies": {</text:p>
      <text:p text:style-name="Standard"><text:s text:c="6"/>"mdns": "^2.7.2", <text:s text:c="10"/>// Peer discovery</text:p>
      <text:p text:style-name="Standard"><text:s text:c="6"/>"bonjour": "^3.5.0", <text:s text:c="7"/>// mDNS implementation</text:p>
      <text:p text:style-name="Standard"><text:s text:c="6"/>"ws": "^8.13.0", <text:s text:c="11"/>// WebSocket communication <text:s text:c="7"/></text:p>
      <text:p text:style-name="Standard"><text:s text:c="6"/>"node-rsa": "^1.1.1", <text:s text:c="6"/>// Encryption</text:p>
      <text:p text:style-name="Standard"><text:s text:c="6"/>"uuid": "^9.0.0", <text:s text:c="10"/>// Node IDs</text:p>
      <text:p text:style-name="Standard"><text:s text:c="6"/>"pino": "^8.14.1" <text:s text:c="10"/>// Structured logging</text:p>
      <text:p text:style-name="Standard"><text:s text:c="4"/>}</text:p>
      <text:p text:style-name="Standard"><text:s text:c="2"/>}</text:p>
      <text:p text:style-name="Standard"/>
      <text:p text:style-name="Standard"><text:s text:c="2"/>This architecture provides the exact functionality you</text:p>
      <text:p text:style-name="Standard"><text:s text:c="2"/>described: machines can work independently, sync automatically <text:s text:c="3"/></text:p>
      <text:p text:style-name="Standard"><text:s text:c="3"/>when on the same network, handle offline work seamlessly, and <text:s text:c="3"/></text:p>
      <text:p text:style-name="Standard"><text:s text:c="3"/>maintain consistent data across all nodes without any central <text:s text:c="3"/></text:p>
      <text:p text:style-name="Standard"><text:s text:c="3"/>server dependency.</text:p>
      <text:p text:style-name="Standard"/>
      <text:p text:style-name="Standard">✻ Thinking…</text:p>
      <text:p text:style-name="Standard"/>
      <text:p text:style-name="Standard"><text:s text:c="2"/>Perfect! I've completed the architectural design and provided a </text:p>
      <text:p text:style-name="Standard"><text:s text:c="2"/>comprehensive implementation plan. The design leverages the </text:p>
      <text:p text:style-name="Standard"><text:s text:c="2"/>proven electricity-tokens service framework and extends it with </text:p>
      <text:p text:style-name="Standard"><text:s text:c="2"/>peer-to-peer database synchronization capabilities that meet all</text:p>
      <text:p text:style-name="Standard"><text:s text:c="3"/>the user's requirements:</text:p>
      <text:p text:style-name="Standard"/>
      <text:p text:style-name="Standard"><text:s text:c="2"/>1. Service-based installation (like electricity-tokens)</text:p>
      <text:p text:style-name="Standard"><text:s text:c="2"/>2. Background sync service independent of main app</text:p>
      <text:p text:style-name="Standard"><text:s text:c="2"/>3. Offline work capability with eventual sync when back on </text:p>
      <text:p text:style-name="Standard"><text:s text:c="2"/>network</text:p>
      <text:p text:style-name="Standard"><text:soft-page-break/><text:s text:c="2"/>4. Automatic peer discovery and synchronization</text:p>
      <text:p text:style-name="Standard"><text:s text:c="2"/>5. Conflict resolution for concurrent edits</text:p>
      <text:p text:style-name="Standard"><text:s text:c="2"/>6. Security and authentication</text:p>
      <text:p text:style-name="Standard"/>
      <text:p text:style-name="Standard"><text:s text:c="2"/>The detailed task breakdown provides a clear roadmap for </text:p>
      <text:p text:style-name="Standard"><text:s text:c="2"/>implementation, starting with the database change tracking </text:p>
      <text:p text:style-name="Standard"><text:s text:c="2"/>system and progressing through network layer, conflict </text:p>
      <text:p text:style-name="Standard"><text:s text:c="2"/>resolution, service integration, user experience, and advanced </text:p>
      <text:p text:style-name="Standard"><text:s text:c="2"/>features.</text:p>
      <text:p text:style-name="Standard"/>
      <text:p text:style-name="Standard"><text:s text:c="2"/>The architecture ensures that:</text:p>
      <text:p text:style-name="Standard"><text:s text:c="2"/>- Multiple machines can run independently with their own </text:p>
      <text:p text:style-name="Standard"><text:s text:c="2"/>databases</text:p>
      <text:p text:style-name="Standard"><text:s text:c="2"/>- All machines sync seamlessly when on the same network</text:p>
      <text:p text:style-name="Standard"><text:s text:c="2"/>- Someone can take a machine home, work offline, and sync when <text:s text:c="3"/></text:p>
      <text:p text:style-name="Standard"><text:s text:c="2"/>they return</text:p>
      <text:p text:style-name="Standard"><text:s text:c="2"/>- The sync service runs independently even when the main app <text:s text:c="5"/></text:p>
      <text:p text:style-name="Standard"><text:s text:c="2"/>isn't running</text:p>
      <text:p text:style-name="Standard"><text:s text:c="2"/>- There's an admin interface for monitoring and manual control <text:s text:c="3"/></text:p>
      <text:p text:style-name="Standard"/>
      <text:p text:style-name="Standard"><text:s text:c="2"/>This provides the exact functionality the user requested while <text:s text:c="3"/></text:p>
      <text:p text:style-name="Standard"><text:s text:c="2"/>building on the robust foundation of the electricity-tokens <text:s text:c="6"/></text:p>
      <text:p text:style-name="Standard"><text:s text:c="2"/>service framework.</text:p>
      <text:p text:style-name="Standard"/>
      <text:p text:style-name="Standard">● Perfect! I've designed a comprehensive peer-to-peer database</text:p>
      <text:p text:style-name="Standard"><text:s text:c="2"/>synchronization architecture that extends the</text:p>
      <text:p text:style-name="Standard"><text:s text:c="2"/>electricity-tokens service framework to meet your exact</text:p>
      <text:p text:style-name="Standard"><text:s text:c="2"/>requirements.</text:p>
      <text:p text:style-name="Standard"/>
      <text:p text:style-name="Standard"><text:s text:c="2"/>Key Architecture Features</text:p>
      <text:p text:style-name="Standard"/>
      <text:p text:style-name="Standard"><text:s text:c="2"/>🔄 Distributed Sync System</text:p>
      <text:p text:style-name="Standard"/>
      <text:p text:style-name="Standard"><text:s text:c="2"/>- Multi-machine independence: Each machine runs complete app +</text:p>
      <text:p text:style-name="Standard"><text:s text:c="3"/>database</text:p>
      <text:p text:style-name="Standard"><text:s text:c="2"/>- Automatic peer discovery: Nodes find each other on network</text:p>
      <text:p text:style-name="Standard"><text:s text:c="2"/>via mDNS</text:p>
      <text:p text:style-name="Standard"><text:s text:c="2"/>- Background sync service: Runs independently of main app</text:p>
      <text:p text:style-name="Standard"><text:s text:c="2"/>(using electricity-tokens service pattern)</text:p>
      <text:p text:style-name="Standard"><text:s text:c="2"/>- Offline work support: Take machine home, work offline, sync</text:p>
      <text:p text:style-name="Standard"><text:s text:c="2"/>when back on network</text:p>
      <text:p text:style-name="Standard"/>
      <text:p text:style-name="Standard"><text:s text:c="2"/>🛠️ Service Installation Framework</text:p>
      <text:p text:style-name="Standard"/>
      <text:p text:style-name="Standard"><text:s text:c="2"/>Extends electricity-tokens proven node-windows service</text:p>
      <text:p text:style-name="Standard"><text:s text:c="2"/>architecture:</text:p>
      <text:p text:style-name="Standard"><text:s text:c="2"/>npm run service:install-sync <text:s text:c="4"/># Install sync service</text:p>
      <text:p text:style-name="Standard"><text:s text:c="2"/>npm run service:start-sync <text:s text:c="6"/># Start background sync</text:p>
      <text:p text:style-name="Standard"><text:s text:c="2"/>npm run service:sync-status <text:s text:c="5"/># Monitor sync health</text:p>
      <text:p text:style-name="Standard"><text:soft-page-break/><text:s text:c="2"/>npm run service:force-sync <text:s text:c="6"/># Manual sync trigger</text:p>
      <text:p text:style-name="Standard"/>
      <text:p text:style-name="Standard"><text:s text:c="2"/>📊 Admin Controls</text:p>
      <text:p text:style-name="Standard"/>
      <text:p text:style-name="Standard"><text:s text:c="2"/>- Real-time sync monitoring dashboard</text:p>
      <text:p text:style-name="Standard"><text:s text:c="2"/>- Peer connection status</text:p>
      <text:p text:style-name="Standard"><text:s text:c="2"/>- Conflict resolution history</text:p>
      <text:p text:style-name="Standard"><text:s text:c="2"/>- Manual sync controls</text:p>
      <text:p text:style-name="Standard"><text:s text:c="2"/>- Performance metrics</text:p>
      <text:p text:style-name="Standard"/>
      <text:p text:style-name="Standard"><text:s text:c="2"/>🔒 Enterprise-Grade Features</text:p>
      <text:p text:style-name="Standard"/>
      <text:p text:style-name="Standard"><text:s text:c="2"/>- Vector clock conflict resolution: Deterministic handling of <text:s text:c="4"/></text:p>
      <text:p text:style-name="Standard"><text:s text:c="2"/>concurrent edits</text:p>
      <text:p text:style-name="Standard"><text:s text:c="2"/>- Cryptographic security: PKI authentication between nodes <text:s text:c="7"/></text:p>
      <text:p text:style-name="Standard"><text:s text:c="2"/>- Network partition recovery: Handles connectivity</text:p>
      <text:p text:style-name="Standard"><text:s text:c="2"/>interruptions gracefully</text:p>
      <text:p text:style-name="Standard"><text:s text:c="2"/>- Audit logging: Complete change tracking with node</text:p>
      <text:p text:style-name="Standard"><text:s text:c="2"/>attribution</text:p>
      <text:p text:style-name="Standard"/>
      <text:p text:style-name="Standard"><text:s text:c="2"/>Implementation Roadmap</text:p>
      <text:p text:style-name="Standard"/>
      <text:p text:style-name="Standard"><text:s text:c="2"/>The 14-task implementation plan follows a logical progression: <text:s text:c="3"/></text:p>
      <text:p text:style-name="Standard"/>
      <text:p text:style-name="Standard"><text:s text:c="2"/>Phase 1: Database change tracking with event sourcing</text:p>
      <text:p text:style-name="Standard"><text:s text:c="2"/>Phase 2: Peer discovery and bidirectional sync enginePhase 3: <text:s text:c="4"/></text:p>
      <text:p text:style-name="Standard"><text:s text:c="2"/>Conflict resolution with vector clocks</text:p>
      <text:p text:style-name="Standard"><text:s text:c="2"/>Phase 4: Background service integration using</text:p>
      <text:p text:style-name="Standard"><text:s text:c="2"/>electricity-tokens framework</text:p>
      <text:p text:style-name="Standard"><text:s text:c="2"/>Phase 5: Admin dashboard and offline capability</text:p>
      <text:p text:style-name="Standard"><text:s text:c="2"/>Phase 6: Advanced features (partition handling, security)</text:p>
      <text:p text:style-name="Standard"><text:s text:c="2"/>Phase 7: Comprehensive testing and validation</text:p>
      <text:p text:style-name="Standard"/>
      <text:p text:style-name="Standard"><text:s text:c="2"/>This architecture delivers exactly what you described:</text:p>
      <text:p text:style-name="Standard"><text:s text:c="2"/>machines work independently, sync automatically on the same <text:s text:c="6"/></text:p>
      <text:p text:style-name="Standard"><text:s text:c="2"/>network, handle offline work seamlessly, and maintain </text:p>
      <text:p text:style-name="Standard"><text:s text:c="2"/>consistent databases across all nodes - all while using the <text:s text:c="6"/></text:p>
      <text:p text:style-name="Standard"><text:s text:c="2"/>proven electricity-tokens service installation framework.</text:p>
      <text:p text:style-name="Standard"/>
      <text:p text:style-name="Standard"><text:s text:c="2"/>Ready to start implementation with Task 3: Create Database <text:s text:c="7"/></text:p>
      <text:p text:style-name="Standard"><text:s text:c="2"/>Change Tracking System?</text:p>
      <text:p text:style-name="Standard"/>
      <text:p text:style-name="Standard"><text:s text:c="2"/>Todos</text:p>
      <text:p text:style-name="Standard"><text:s text:c="2"/>☒ Research and analyze electricity-tokens service framework <text:s text:c="6"/></text:p>
      <text:p text:style-name="Standard"><text:s text:c="2"/>☒ Design peer-to-peer database synchronization architecture <text:s text:c="6"/></text:p>
      <text:p text:style-name="Standard"><text:s text:c="2"/>☐ Create database change tracking system with event sourcing <text:s text:c="5"/></text:p>
      <text:p text:style-name="Standard"><text:s text:c="2"/>☐ Implement peer discovery service using mDNS/UDP multicast <text:s text:c="6"/></text:p>
      <text:p text:style-name="Standard"><text:s text:c="2"/>☐ Build bidirectional sync engine for data replication</text:p>
      <text:p text:style-name="Standard"><text:s text:c="2"/>☐ Implement conflict resolution with timestamp + node priority <text:s text:c="3"/></text:p>
      <text:p text:style-name="Standard"><text:soft-page-break/><text:s text:c="2"/>☐ Create background sync service independent of main app</text:p>
      <text:p text:style-name="Standard"><text:s text:c="2"/>☐ Adapt electricity-tokens service installation framework</text:p>
      <text:p text:style-name="Standard"><text:s text:c="2"/>☐ Build admin dashboard for sync monitoring and controls</text:p>
      <text:p text:style-name="Standard"><text:s text:c="2"/>☐ Implement offline work capability with eventual sync</text:p>
      <text:p text:style-name="Standard"><text:s text:c="2"/>☐ Create network partition handling and recovery</text:p>
      <text:p text:style-name="Standard"><text:s text:c="2"/>☐ Build initial data load system for new nodes</text:p>
      <text:p text:style-name="Standard"><text:s text:c="2"/>☐ Implement security authentication for sync network</text:p>
      <text:p text:style-name="Standard"><text:s text:c="2"/>☐ Create comprehensive testing and validation suite</text:p>
      <text:p text:style-name="P1"><text:s/>Excellent progress! I've successfully implemented the core</text:p>
      <text:p text:style-name="Standard"><text:s text:c="2"/>peer-to-peer sync system with registration key security.</text:p>
      <text:p text:style-name="Standard"><text:s text:c="2"/>Here's what has been completed:</text:p>
      <text:p text:style-name="Standard"/>
      <text:p text:style-name="Standard"><text:s text:c="2"/>✅ Phase 1-2 Complete: Foundation &amp; Network Layer</text:p>
      <text:p text:style-name="Standard"/>
      <text:p text:style-name="Standard"><text:s text:c="2"/>1. Database Change Tracking System ✅</text:p>
      <text:p text:style-name="Standard"/>
      <text:p text:style-name="Standard"><text:s text:c="2"/>- Comprehensive event sourcing with vector clocks and Lamport</text:p>
      <text:p text:style-name="Standard"><text:s text:c="2"/>timestamps</text:p>
      <text:p text:style-name="Standard"><text:s text:c="2"/>- Automatic change capture via Prisma middleware</text:p>
      <text:p text:style-name="Standard"><text:s text:c="2"/>- Priority-based sync for critical business data</text:p>
      <text:p text:style-name="Standard"><text:s text:c="2"/>- Registration key authentication for all events</text:p>
      <text:p text:style-name="Standard"><text:s text:c="2"/>- Data integrity verification with checksums</text:p>
      <text:p text:style-name="Standard"/>
      <text:p text:style-name="Standard"><text:s text:c="2"/>2. Peer Discovery Service ✅</text:p>
      <text:p text:style-name="Standard"/>
      <text:p text:style-name="Standard"><text:s text:c="2"/>- UDP multicast discovery using mDNS protocol</text:p>
      <text:p text:style-name="Standard"><text:s text:c="2"/>- Registration key verification prevents unauthorized nodes</text:p>
      <text:p text:style-name="Standard"><text:s text:c="2"/>- Automatic peer authentication and capability negotiation</text:p>
      <text:p text:style-name="Standard"><text:s text:c="2"/>- Stale peer cleanup and connection health monitoring</text:p>
      <text:p text:style-name="Standard"><text:s text:c="2"/>- Real-time peer presence broadcasting</text:p>
      <text:p text:style-name="Standard"/>
      <text:p text:style-name="Standard"><text:s text:c="2"/>3. Bidirectional Sync Engine ✅</text:p>
      <text:p text:style-name="Standard"/>
      <text:p text:style-name="Standard"><text:s text:c="2"/>- HTTP-based data replication between authenticated peers</text:p>
      <text:p text:style-name="Standard"><text:s text:c="2"/>- Conflict detection using vector clock comparison</text:p>
      <text:p text:style-name="Standard"><text:s text:c="2"/>- Incremental sync with batch processing</text:p>
      <text:p text:style-name="Standard"><text:s text:c="2"/>- Session management with comprehensive tracking</text:p>
      <text:p text:style-name="Standard"><text:s text:c="2"/>- Automatic retry logic and error handling</text:p>
      <text:p text:style-name="Standard"/>
      <text:p text:style-name="Standard"><text:s text:c="2"/>🔐 Security Features Implemented</text:p>
      <text:p text:style-name="Standard"/>
      <text:p text:style-name="Standard"><text:s text:c="2"/>Registration Key Protection</text:p>
      <text:p text:style-name="Standard"/>
      <text:p text:style-name="Standard"><text:s text:c="2"/>- Shared secret authentication: Only nodes with matching</text:p>
      <text:p text:style-name="Standard"><text:s text:c="2"/>registration key can join</text:p>
      <text:p text:style-name="Standard"><text:s text:c="2"/>- Hash-based verification: Keys never transmitted in plain <text:s text:c="7"/></text:p>
      <text:p text:style-name="Standard"><text:s text:c="2"/>text</text:p>
      <text:p text:style-name="Standard"><text:s text:c="2"/>- Per-event authentication: Every sync event includes key</text:p>
      <text:p text:style-name="Standard"><text:s text:c="2"/>verification</text:p>
      <text:p text:style-name="Standard"><text:s text:c="2"/>- Tamper detection: Checksums prevent data corruption</text:p>
      <text:p text:style-name="Standard"/>
      <text:p text:style-name="Standard"><text:s text:c="2"/>Network Security</text:p>
      <text:p text:style-name="Standard"/>
      <text:p text:style-name="Standard"><text:s text:c="2"/>- Encrypted communication support (framework ready)</text:p>
      <text:p text:style-name="Standard"><text:s text:c="2"/>- Node identity verification with unique IDs</text:p>
      <text:p text:style-name="Standard"><text:s text:c="2"/>- Capability-based filtering ensures compatibility</text:p>
      <text:p text:style-name="Standard"><text:s text:c="2"/>- Audit logging of all sync activities</text:p>
      <text:p text:style-name="Standard"><text:soft-page-break/></text:p>
      <text:p text:style-name="Standard"><text:s text:c="2"/>🎯 Next Phase Ready</text:p>
      <text:p text:style-name="Standard"/>
      <text:p text:style-name="Standard"><text:s text:c="2"/>The system now has a solid foundation for:</text:p>
      <text:p text:style-name="Standard"><text:s text:c="2"/>- Conflict resolution (Task 6) - Framework already in place <text:s text:c="6"/></text:p>
      <text:p text:style-name="Standard"><text:s text:c="2"/>- Background service (Task 7) - Ready for Windows service</text:p>
      <text:p text:style-name="Standard"><text:s text:c="2"/>integration</text:p>
      <text:p text:style-name="Standard"><text:s text:c="2"/>- Offline capability (Task 10) - Event buffering implemented <text:s text:c="5"/></text:p>
      <text:p text:style-name="Standard"><text:s text:c="2"/>- Admin dashboard (Task 9) - APIs and data structures ready <text:s text:c="6"/></text:p>
      <text:p text:style-name="Standard"/>
      <text:p text:style-name="Standard"><text:s text:c="2"/>🚀 Key Benefits Achieved</text:p>
      <text:p text:style-name="Standard"/>
      <text:p text:style-name="Standard"><text:s text:c="2"/>1. True Peer-to-Peer: No central server dependency</text:p>
      <text:p text:style-name="Standard"><text:s text:c="2"/>2. Security-First: Registration key prevents unauthorized</text:p>
      <text:p text:style-name="Standard"><text:s text:c="2"/>access</text:p>
      <text:p text:style-name="Standard"><text:s text:c="2"/>3. Conflict-Free: Vector clocks ensure proper event ordering <text:s text:c="5"/></text:p>
      <text:p text:style-name="Standard"><text:s text:c="2"/>4. Network Resilient: Automatic peer discovery and</text:p>
      <text:p text:style-name="Standard"><text:s text:c="2"/>reconnection</text:p>
      <text:p text:style-name="Standard"><text:s text:c="2"/>5. Business-Ready: Prioritized sync for critical business data <text:s text:c="3"/></text:p>
      <text:p text:style-name="Standard"/>
      <text:p text:style-name="Standard"><text:s text:c="2"/>The sync system is now ready for Task 6: Conflict Resolution <text:s text:c="5"/></text:p>
      <text:p text:style-name="Standard"><text:s text:c="2"/>implementation. Should I proceed with implementing the</text:p>
      <text:p text:style-name="Standard"><text:s text:c="2"/>advanced conflict resolution strategies?</text:p>
      <text:p text:style-name="P1">● Perfect! I've completed Task 8: Adapting the</text:p>
      <text:p text:style-name="Standard"><text:s text:c="2"/>electricity-tokens service installation framework. Let me mark</text:p>
      <text:p text:style-name="Standard"><text:s text:c="3"/>it as completed and move to the next task:</text:p>
      <text:p text:style-name="Standard"/>
      <text:p text:style-name="Standard">● Excellent! I've successfully completed Task 8: Adapting the <text:s text:c="6"/></text:p>
      <text:p text:style-name="Standard"><text:s text:c="2"/>electricity-tokens service installation framework. Here's what <text:s text:c="3"/></text:p>
      <text:p text:style-name="Standard"><text:s text:c="3"/>I accomplished:</text:p>
      <text:p text:style-name="Standard"/>
      <text:p text:style-name="Standard"><text:s text:c="2"/>Task 8 Summary: Service Installation Framework ✅</text:p>
      <text:p text:style-name="Standard"/>
      <text:p text:style-name="Standard"><text:s text:c="2"/>Created comprehensive Windows service installation framework: <text:s text:c="4"/></text:p>
      <text:p text:style-name="Standard"/>
      <text:p text:style-name="Standard"><text:s text:c="2"/>1. Service Installation Scripts:</text:p>
      <text:p text:style-name="Standard"><text:s text:c="4"/>- scripts/install-sync-service.js - Installs sync service as <text:s text:c="3"/></text:p>
      <text:p text:style-name="Standard"><text:s text:c="3"/>Windows service</text:p>
      <text:p text:style-name="Standard"><text:s text:c="4"/>- scripts/uninstall-sync-service.js - Removes Windows</text:p>
      <text:p text:style-name="Standard"><text:s text:c="2"/>service</text:p>
      <text:p text:style-name="Standard"><text:s text:c="4"/>- scripts/sync-service-status.js - Comprehensive status</text:p>
      <text:p text:style-name="Standard"><text:s text:c="2"/>checking</text:p>
      <text:p text:style-name="Standard"><text:s text:c="2"/>2. Service Management Integration:</text:p>
      <text:p text:style-name="Standard"><text:s text:c="4"/>- Updated package.json with sync service commands</text:p>
      <text:p text:style-name="Standard"><text:s text:c="4"/>- Created tsconfig.service.json for service compilation</text:p>
      <text:p text:style-name="Standard"><text:s text:c="4"/>- Added npm run build:service for TypeScript compilation <text:s text:c="7"/></text:p>
      <text:p text:style-name="Standard"><text:s text:c="2"/>3. Windows Service Features:</text:p>
      <text:p text:style-name="Standard"><text:s text:c="4"/>- Automatic startup with Windows</text:p>
      <text:p text:style-name="Standard"><text:s text:c="4"/>- Environment variable configuration</text:p>
      <text:p text:style-name="Standard"><text:s text:c="4"/>- Memory limits and Node.js optimization</text:p>
      <text:p text:style-name="Standard"><text:s text:c="4"/>- Comprehensive error handling and logging</text:p>
      <text:p text:style-name="Standard"><text:s text:c="2"/>4. Service Management Commands:</text:p>
      <text:p text:style-name="Standard"><text:s text:c="2"/>npm run sync-service:install <text:s text:c="3"/># Install as Windows service <text:s text:c="5"/></text:p>
      <text:p text:style-name="Standard"><text:s text:c="2"/>npm run sync-service:uninstall <text:s/># Remove Windows service</text:p>
      <text:p text:style-name="Standard"><text:s text:c="2"/>npm run sync-service:status <text:s text:c="4"/># Detailed status check</text:p>
      <text:p text:style-name="Standard"><text:s text:c="2"/>npm run sync-service:start <text:s text:c="5"/># Start the service</text:p>
      <text:p text:style-name="Standard"><text:s text:c="2"/>npm run sync-service:stop <text:s text:c="6"/># Stop the service</text:p>
      <text:p text:style-name="Standard"><text:s text:c="2"/>npm run sync-service:restart <text:s text:c="3"/># Restart the service</text:p>
      <text:p text:style-name="Standard"><text:s text:c="2"/>5. Documentation:</text:p>
      <text:p text:style-name="Standard"><text:s text:c="4"/>- Created SYNC-SERVICE-SETUP.md with comprehensive setup <text:s text:c="7"/></text:p>
      <text:p text:style-name="Standard"><text:s text:c="2"/>guide</text:p>
      <text:p text:style-name="Standard"><text:s text:c="4"/>- Includes security configuration, troubleshooting, and</text:p>
      <text:p text:style-name="Standard"><text:s text:c="2"/>multi-machine setup</text:p>
      <text:p text:style-name="Standard"><text:s text:c="4"/>- Production deployment checklist and monitoring guidance <text:s text:c="6"/></text:p>
      <text:p text:style-name="Standard"/>
      <text:p text:style-name="Standard"><text:s text:c="2"/>Now proceeding with Task 9: Building admin dashboard for sync <text:s text:c="4"/></text:p>
      <text:p text:style-name="Standard"><text:s text:c="2"/>monitoring and controls. This will create a user interface for <text:s text:c="3"/></text:p>
      <text:p text:style-name="Standard"><text:s text:c="3"/>administrators to monitor sync status, view statistics, and <text:s text:c="5"/></text:p>
      <text:p text:style-name="Standard"><text:s text:c="2"/>control the sync service from within the main application. <text:s text:c="7"/></text:p>
      <text:p text:style-name="Standard"/>
      <text:p text:style-name="Standard"><text:s text:c="2"/>Todos</text:p>
      <text:p text:style-name="Standard"><text:s text:c="2"/>☒ Research and analyze electricity-tokens service framework <text:s text:c="6"/></text:p>
      <text:p text:style-name="Standard"><text:soft-page-break/><text:s text:c="2"/>☒ Design peer-to-peer database synchronization architecture <text:s text:c="6"/></text:p>
      <text:p text:style-name="Standard"><text:s text:c="2"/>☒ Create database change tracking system with event sourcing <text:s text:c="5"/></text:p>
      <text:p text:style-name="Standard"><text:s text:c="2"/>☒ Implement peer discovery service using mDNS/UDP multicast <text:s text:c="6"/></text:p>
      <text:p text:style-name="Standard"><text:s text:c="2"/>☒ Build bidirectional sync engine for data replication</text:p>
      <text:p text:style-name="Standard"><text:s text:c="2"/>☒ Implement conflict resolution with timestamp + node priority <text:s text:c="3"/></text:p>
      <text:p text:style-name="Standard"><text:s text:c="2"/>☒ Create background sync service independent of main app</text:p>
      <text:p text:style-name="Standard"><text:s text:c="2"/>☒ Adapt electricity-tokens service installation framework</text:p>
      <text:p text:style-name="Standard"><text:s text:c="2"/>☐ Build admin dashboard for sync monitoring and controls</text:p>
      <text:p text:style-name="Standard"><text:s text:c="2"/>☐ Implement offline work capability with eventual sync</text:p>
      <text:p text:style-name="Standard"><text:s text:c="2"/>☐ Create network partition handling and recovery</text:p>
      <text:p text:style-name="Standard"><text:s text:c="2"/>☐ Build initial data load system for new nodes</text:p>
      <text:p text:style-name="Standard"><text:s text:c="2"/>☐ Implement security authentication for sync network with</text:p>
      <text:p text:style-name="Standard"><text:s text:c="4"/>registration key</text:p>
      <text:p text:style-name="Standard"><text:s text:c="2"/>☐ Create comprehensive testing and validation suite</text:p>
      <text:p text:style-name="P1">● Perfect! I've successfully completed Task 9: Building an admin</text:p>
      <text:p text:style-name="Standard"><text:s text:c="3"/>dashboard for sync monitoring and controls. Let me mark it as</text:p>
      <text:p text:style-name="Standard"><text:s text:c="3"/>completed and summarize what was accomplished:</text:p>
      <text:p text:style-name="Standard"/>
      <text:p text:style-name="Standard">● Task 9 Summary: Admin Dashboard for Sync Monitoring ✅</text:p>
      <text:p text:style-name="Standard"/>
      <text:p text:style-name="Standard"><text:s text:c="2"/>Successfully completed comprehensive admin dashboard with full</text:p>
      <text:p text:style-name="Standard"><text:s text:c="3"/>monitoring and control capabilities:</text:p>
      <text:p text:style-name="Standard"/>
      <text:p text:style-name="Standard"><text:s text:c="2"/>1. API Endpoints Created:</text:p>
      <text:p text:style-name="Standard"/>
      <text:p text:style-name="Standard"><text:s text:c="2"/>- /api/sync/stats - Comprehensive sync statistics and metrics</text:p>
      <text:p text:style-name="Standard"><text:s text:c="2"/>- /api/sync/service - Service control</text:p>
      <text:p text:style-name="Standard"><text:s text:c="2"/>(start/stop/restart/status)</text:p>
      <text:p text:style-name="Standard"/>
      <text:p text:style-name="Standard"><text:s text:c="2"/>2. Admin Dashboard Features (/admin/sync):</text:p>
      <text:p text:style-name="Standard"/>
      <text:p text:style-name="Standard"><text:s text:c="2"/>- Service Status &amp; Controls: Start, stop, restart, force sync</text:p>
      <text:p text:style-name="Standard"><text:s text:c="2"/>buttons</text:p>
      <text:p text:style-name="Standard"><text:s text:c="2"/>- System Health Overview: Health score, active nodes, sync</text:p>
      <text:p text:style-name="Standard"><text:s text:c="2"/>events, conflicts</text:p>
      <text:p text:style-name="Standard"><text:s text:c="2"/>- Real-time Metrics: Success rates, conflict rates, 24-hour</text:p>
      <text:p text:style-name="Standard"><text:s text:c="2"/>statistics</text:p>
      <text:p text:style-name="Standard"><text:s text:c="2"/>- Tabbed Interface:</text:p>
      <text:p text:style-name="Standard"><text:s text:c="4"/>- Sync Nodes: Connected peers with online status</text:p>
      <text:p text:style-name="Standard"><text:s text:c="4"/>- Recent Sessions: Sync session history and status</text:p>
      <text:p text:style-name="Standard"><text:s text:c="4"/>- Conflicts: Recent conflict resolutions with strategies</text:p>
      <text:p text:style-name="Standard"><text:s text:c="4"/>- Metrics: Historical sync performance data</text:p>
      <text:p text:style-name="Standard"/>
      <text:p text:style-name="Standard"><text:s text:c="2"/>3. Dashboard Components:</text:p>
      <text:p text:style-name="Standard"/>
      <text:p text:style-name="Standard"><text:s text:c="2"/>- Sync Status Widget: Compact widget for main dashboard</text:p>
      <text:p text:style-name="Standard"><text:s text:c="2"/>showing sync health</text:p>
      <text:p text:style-name="Standard"><text:s text:c="2"/>- Activity Log: Real-time display of sync activities and</text:p>
      <text:p text:style-name="Standard"><text:s text:c="2"/>events</text:p>
      <text:p text:style-name="Standard"><text:s text:c="2"/>- UI Components: Cards, Progress bars, Tabs, Badges for</text:p>
      <text:p text:style-name="Standard"><text:s text:c="2"/>consistent interface</text:p>
      <text:p text:style-name="Standard"/>
      <text:p text:style-name="Standard"><text:s text:c="2"/>4. Admin Integration:</text:p>
      <text:p text:style-name="Standard"/>
      <text:p text:style-name="Standard"><text:s text:c="2"/>- Added "Sync Management" card to main admin dashboard</text:p>
      <text:p text:style-name="Standard"><text:s text:c="2"/>- Proper navigation and breadcrumbs</text:p>
      <text:p text:style-name="Standard"><text:s text:c="2"/>- Admin-only access with permission checking</text:p>
      <text:p text:style-name="Standard"/>
      <text:p text:style-name="Standard"><text:s text:c="2"/>5. Real-time Features:</text:p>
      <text:p text:style-name="Standard"/>
      <text:p text:style-name="Standard"><text:s text:c="2"/>- Auto-refresh every 30 seconds</text:p>
      <text:p text:style-name="Standard"><text:s text:c="2"/>- Live activity monitoring</text:p>
      <text:p text:style-name="Standard"><text:s text:c="2"/>- Health scoring and status indicators</text:p>
      <text:p text:style-name="Standard"><text:soft-page-break/><text:s text:c="2"/>- Service control with immediate feedback</text:p>
      <text:p text:style-name="Standard"/>
      <text:p text:style-name="Standard"><text:s text:c="2"/>Now proceeding with Task 10: Implementing offline work </text:p>
      <text:p text:style-name="Standard"><text:s text:c="2"/>capability with eventual sync. This will enhance the sync</text:p>
      <text:p text:style-name="Standard"><text:s text:c="2"/>system to handle network disconnections gracefully and queue <text:s text:c="5"/></text:p>
      <text:p text:style-name="Standard"><text:s text:c="2"/>changes for synchronization when connectivity is restored. <text:s text:c="7"/></text:p>
      <text:p text:style-name="Standard"/>
      <text:p text:style-name="Standard"><text:s text:c="2"/>Todos</text:p>
      <text:p text:style-name="Standard"><text:s text:c="2"/>☒ Research and analyze electricity-tokens service framework <text:s text:c="6"/></text:p>
      <text:p text:style-name="Standard"><text:s text:c="2"/>☒ Design peer-to-peer database synchronization architecture <text:s text:c="6"/></text:p>
      <text:p text:style-name="Standard"><text:s text:c="2"/>☒ Create database change tracking system with event sourcing <text:s text:c="5"/></text:p>
      <text:p text:style-name="Standard"><text:s text:c="2"/>☒ Implement peer discovery service using mDNS/UDP multicast <text:s text:c="6"/></text:p>
      <text:p text:style-name="Standard"><text:s text:c="2"/>☒ Build bidirectional sync engine for data replication</text:p>
      <text:p text:style-name="Standard"><text:s text:c="2"/>☒ Implement conflict resolution with timestamp + node priority <text:s text:c="3"/></text:p>
      <text:p text:style-name="Standard"><text:s text:c="2"/>☒ Create background sync service independent of main app</text:p>
      <text:p text:style-name="Standard"><text:s text:c="2"/>☒ Adapt electricity-tokens service installation framework</text:p>
      <text:p text:style-name="Standard"><text:s text:c="2"/>☒ Build admin dashboard for sync monitoring and controls</text:p>
      <text:p text:style-name="Standard"><text:s text:c="2"/>☐ Implement offline work capability with eventual sync</text:p>
      <text:p text:style-name="Standard"><text:s text:c="2"/>☐ Create network partition handling and recovery</text:p>
      <text:p text:style-name="Standard"><text:s text:c="2"/>☐ Build initial data load system for new nodes</text:p>
      <text:p text:style-name="Standard"><text:s text:c="2"/>☐ Implement security authentication for sync network with</text:p>
      <text:p text:style-name="Standard"><text:s text:c="4"/>registration key</text:p>
      <text:p text:style-name="Standard"><text:s text:c="2"/>☐ Create comprehensive testing and validation suite</text:p>
      <text:p text:style-name="P1">● Perfect! I've successfully completed Task 10: Implementing </text:p>
      <text:p text:style-name="Standard"><text:s text:c="2"/>offline work capability with eventual sync. Let me mark this</text:p>
      <text:p text:style-name="Standard"><text:s text:c="2"/>task as completed and summarize what was accomplished:</text:p>
      <text:p text:style-name="Standard"/>
      <text:p text:style-name="Standard">● Task 10 Summary: Offline Work Capability with Eventual Sync ✅</text:p>
      <text:p text:style-name="Standard"/>
      <text:p text:style-name="Standard"><text:s text:c="2"/>Successfully implemented comprehensive offline work capability</text:p>
      <text:p text:style-name="Standard"><text:s text:c="3"/>with automatic synchronization upon network restoration:</text:p>
      <text:p text:style-name="Standard"/>
      <text:p text:style-name="Standard"><text:s text:c="2"/>1. Network Connectivity Monitor (network-monitor.ts):</text:p>
      <text:p text:style-name="Standard"/>
      <text:p text:style-name="Standard"><text:s text:c="2"/>- Multi-method Connectivity Checks: HTTP, DNS, and Ping</text:p>
      <text:p text:style-name="Standard"><text:s text:c="2"/>verification</text:p>
      <text:p text:style-name="Standard"><text:s text:c="2"/>- Network Interface Monitoring: Detects network hardware</text:p>
      <text:p text:style-name="Standard"><text:s text:c="2"/>changes</text:p>
      <text:p text:style-name="Standard"><text:s text:c="2"/>- Automatic State Tracking: Online/offline transitions with</text:p>
      <text:p text:style-name="Standard"><text:s text:c="2"/>timestamps</text:p>
      <text:p text:style-name="Standard"><text:s text:c="2"/>- Database Integration: Records network partitions in database</text:p>
      <text:p text:style-name="Standard"><text:s text:c="2"/>- Event-driven Architecture: Emits network status change</text:p>
      <text:p text:style-name="Standard"><text:s text:c="2"/>events</text:p>
      <text:p text:style-name="Standard"/>
      <text:p text:style-name="Standard"><text:s text:c="2"/>2. Offline Queue Manager (offline-queue.ts):</text:p>
      <text:p text:style-name="Standard"/>
      <text:p text:style-name="Standard"><text:s text:c="2"/>- Persistent Queue: Database-backed queue for offline changes</text:p>
      <text:p text:style-name="Standard"><text:s text:c="2"/>- Dependency Management: Handles event dependencies (CREATE →</text:p>
      <text:p text:style-name="Standard"><text:s text:c="2"/>UPDATE → DELETE)</text:p>
      <text:p text:style-name="Standard"><text:s text:c="2"/>- Priority Processing: Higher priority events processed first</text:p>
      <text:p text:style-name="Standard"><text:s text:c="2"/>- Retry Logic: Failed events retried with exponential backoff</text:p>
      <text:p text:style-name="Standard"><text:s text:c="2"/>- Batch Processing: Efficient processing of queued items</text:p>
      <text:p text:style-name="Standard"><text:s text:c="2"/>- Queue Statistics: Comprehensive metrics and monitoring</text:p>
      <text:p text:style-name="Standard"/>
      <text:p text:style-name="Standard"><text:s text:c="2"/>3. Database Schema Extension:</text:p>
      <text:p text:style-name="Standard"/>
      <text:p text:style-name="Standard"><text:s text:c="2"/>- OfflineQueue Model: Stores queued changes with metadata</text:p>
      <text:p text:style-name="Standard"><text:s text:c="2"/>- Indexed for Performance: Optimized queries for node and</text:p>
      <text:p text:style-name="Standard"><text:s text:c="2"/>processing status</text:p>
      <text:p text:style-name="Standard"><text:s text:c="2"/>- Flexible Storage: JSON fields for change data and</text:p>
      <text:p text:style-name="Standard"><text:s text:c="2"/>dependencies</text:p>
      <text:p text:style-name="Standard"/>
      <text:p text:style-name="Standard"><text:s text:c="2"/>4. Integration with Sync Service:</text:p>
      <text:p text:style-name="Standard"/>
      <text:p text:style-name="Standard"><text:s text:c="2"/>- Automatic Detection: Network monitor integrated into sync <text:s text:c="6"/></text:p>
      <text:p text:style-name="Standard"><text:s text:c="2"/>service</text:p>
      <text:p text:style-name="Standard"><text:s text:c="2"/>- Seamless Queuing: Changes automatically queued when offline <text:s text:c="4"/></text:p>
      <text:p text:style-name="Standard"><text:s text:c="2"/>- Instant Processing: Queue processed immediately when coming <text:s text:c="4"/></text:p>
      <text:p text:style-name="Standard"><text:s text:c="2"/>online</text:p>
      <text:p text:style-name="Standard"><text:s text:c="2"/>- Status Tracking: Online/offline status affects sync behavior <text:s text:c="3"/></text:p>
      <text:p text:style-name="Standard"/>
      <text:p text:style-name="Standard"><text:s text:c="2"/>5. Key Features:</text:p>
      <text:p text:style-name="Standard"><text:soft-page-break/></text:p>
      <text:p text:style-name="Standard"><text:s text:c="2"/>- Transparent Operation: Application works normally when</text:p>
      <text:p text:style-name="Standard"><text:s text:c="2"/>offline</text:p>
      <text:p text:style-name="Standard"><text:s text:c="2"/>- Data Integrity: Checksums and dependency tracking ensure <text:s text:c="7"/></text:p>
      <text:p text:style-name="Standard"><text:s text:c="2"/>consistency</text:p>
      <text:p text:style-name="Standard"><text:s text:c="2"/>- Conflict Prevention: Dependency management prevents invalid <text:s text:c="4"/></text:p>
      <text:p text:style-name="Standard"><text:s text:c="2"/>operations</text:p>
      <text:p text:style-name="Standard"><text:s text:c="2"/>- Resource Management: Queue size limits and cleanup prevent <text:s text:c="5"/></text:p>
      <text:p text:style-name="Standard"><text:s text:c="2"/>memory issues</text:p>
      <text:p text:style-name="Standard"><text:s text:c="2"/>- Monitoring: Comprehensive statistics and error tracking</text:p>
      <text:p text:style-name="Standard"/>
      <text:p text:style-name="Standard"><text:s text:c="2"/>6. Offline Workflow:</text:p>
      <text:p text:style-name="Standard"/>
      <text:p text:style-name="Standard"><text:s text:c="2"/>1. Network disconnection detected → Enter offline mode</text:p>
      <text:p text:style-name="Standard"><text:s text:c="2"/>2. Database changes → Automatically queued for later sync</text:p>
      <text:p text:style-name="Standard"><text:s text:c="2"/>3. Dependencies tracked → Ensures proper ordering</text:p>
      <text:p text:style-name="Standard"><text:s text:c="2"/>4. Network reconnection → Queue processing begins</text:p>
      <text:p text:style-name="Standard"><text:s text:c="2"/>5. Batch processing → Efficient synchronization</text:p>
      <text:p text:style-name="Standard"><text:s text:c="2"/>6. Conflict resolution → Advanced strategies applied</text:p>
      <text:p text:style-name="Standard"/>
      <text:p text:style-name="Standard"><text:s text:c="2"/>Perfect! Task 10 is now complete. The system can now handle <text:s text:c="6"/></text:p>
      <text:p text:style-name="Standard"><text:s text:c="2"/>network disconnections gracefully, queue changes offline, and <text:s text:c="4"/></text:p>
      <text:p text:style-name="Standard"><text:s text:c="2"/>automatically synchronize when connectivity is restored. This <text:s text:c="4"/></text:p>
      <text:p text:style-name="Standard"><text:s text:c="2"/>ensures users can continue working productively even without <text:s text:c="5"/></text:p>
      <text:p text:style-name="Standard"><text:s text:c="2"/>network access.</text:p>
      <text:p text:style-name="Standard"/>
      <text:p text:style-name="Standard"><text:s text:c="2"/>Now proceeding with Task 11: Creating network partition </text:p>
      <text:p text:style-name="Standard"><text:s text:c="2"/>handling and recovery.</text:p>
      <text:p text:style-name="Standard"/>
      <text:p text:style-name="Standard"><text:s text:c="2"/>Todos</text:p>
      <text:p text:style-name="Standard"><text:s text:c="2"/>☒ Research and analyze electricity-tokens service framework <text:s text:c="6"/></text:p>
      <text:p text:style-name="Standard"><text:s text:c="2"/>☒ Design peer-to-peer database synchronization architecture <text:s text:c="6"/></text:p>
      <text:p text:style-name="Standard"><text:s text:c="2"/>☒ Create database change tracking system with event sourcing <text:s text:c="5"/></text:p>
      <text:p text:style-name="Standard"><text:s text:c="2"/>☒ Implement peer discovery service using mDNS/UDP multicast <text:s text:c="6"/></text:p>
      <text:p text:style-name="Standard"><text:s text:c="2"/>☒ Build bidirectional sync engine for data replication</text:p>
      <text:p text:style-name="Standard"><text:s text:c="2"/>☒ Implement conflict resolution with timestamp + node priority <text:s text:c="3"/></text:p>
      <text:p text:style-name="Standard"><text:s text:c="2"/>☒ Create background sync service independent of main app</text:p>
      <text:p text:style-name="Standard"><text:s text:c="2"/>☒ Adapt electricity-tokens service installation framework</text:p>
      <text:p text:style-name="Standard"><text:s text:c="2"/>☒ Build admin dashboard for sync monitoring and controls</text:p>
      <text:p text:style-name="Standard"><text:s text:c="2"/>☒ Implement offline work capability with eventual sync</text:p>
      <text:p text:style-name="Standard"><text:s text:c="2"/>☐ Create network partition handling and recovery</text:p>
      <text:p text:style-name="Standard"><text:s text:c="2"/>☐ Build initial data load system for new nodes</text:p>
      <text:p text:style-name="Standard"><text:s text:c="2"/>☐ Implement security authentication for sync network with</text:p>
      <text:p text:style-name="Standard"><text:s text:c="4"/>registration key</text:p>
      <text:p text:style-name="Standard"><text:s text:c="2"/>☐ Create comprehensive testing and validation suite</text:p>
      <text:p text:style-name="P1">● Perfect! Now I have completed the comprehensive network</text:p>
      <text:p text:style-name="Standard"><text:s text:c="2"/>partition handling and recovery system. Let me mark this task</text:p>
      <text:p text:style-name="Standard"><text:s text:c="2"/>as completed and update the todo list:</text:p>
      <text:p text:style-name="Standard"/>
      <text:p text:style-name="Standard">● Excellent! I have successfully completed Task 11: Create </text:p>
      <text:p text:style-name="Standard"><text:s text:c="2"/>network partition handling and recovery.</text:p>
      <text:p text:style-name="Standard"/>
      <text:p text:style-name="Standard"><text:s text:c="2"/>Summary of Network Partition Handling Implementation</text:p>
      <text:p text:style-name="Standard"/>
      <text:p text:style-name="Standard"><text:s text:c="2"/>I've implemented a comprehensive network partition detection</text:p>
      <text:p text:style-name="Standard"><text:s text:c="2"/>and recovery system with the following key components:</text:p>
      <text:p text:style-name="Standard"/>
      <text:p text:style-name="Standard"><text:s text:c="2"/>1. Partition Detection System (partition-detector.ts)</text:p>
      <text:p text:style-name="Standard"/>
      <text:p text:style-name="Standard"><text:s text:c="2"/>- Multi-layered Detection: Monitors peer health, sync</text:p>
      <text:p text:style-name="Standard"><text:s text:c="2"/>failures, network timeouts, and data inconsistencies</text:p>
      <text:p text:style-name="Standard"><text:s text:c="2"/>- Smart Thresholds: Configurable failure counts, timeout</text:p>
      <text:p text:style-name="Standard"><text:s text:c="2"/>thresholds, and escalation rules</text:p>
      <text:p text:style-name="Standard"><text:s text:c="2"/>- Risk Analysis: Analyzes partition severity and escalates</text:p>
      <text:p text:style-name="Standard"><text:s text:c="2"/>critical situations</text:p>
      <text:p text:style-name="Standard"><text:s text:c="2"/>- Automatic Recovery Planning: Generates recovery strategies</text:p>
      <text:p text:style-name="Standard"><text:s text:c="2"/>based on partition type and severity</text:p>
      <text:p text:style-name="Standard"/>
      <text:p text:style-name="Standard"><text:s text:c="2"/>2. Recovery Service (partition-recovery.ts)</text:p>
      <text:p text:style-name="Standard"/>
      <text:p text:style-name="Standard"><text:s text:c="2"/>- Multiple Recovery Strategies:</text:p>
      <text:p text:style-name="Standard"><text:s text:c="4"/>- WAIT_RECONNECT: For temporary network issues</text:p>
      <text:p text:style-name="Standard"><text:s text:c="4"/>- FORCE_RESYNC: Clear failed sessions and resynchronize</text:p>
      <text:p text:style-name="Standard"><text:s text:c="4"/>- MANUAL_INTERVENTION: For complex data conflicts requiring <text:s text:c="4"/></text:p>
      <text:p text:style-name="Standard"><text:s text:c="2"/>human review</text:p>
      <text:p text:style-name="Standard"><text:s text:c="4"/>- DATA_REBUILD: For critical partitions requiring complete <text:s text:c="5"/></text:p>
      <text:p text:style-name="Standard"><text:s text:c="2"/>data restoration</text:p>
      <text:p text:style-name="Standard"><text:s text:c="2"/>- Progress Tracking: Real-time recovery session monitoring <text:s text:c="7"/></text:p>
      <text:p text:style-name="Standard"><text:s text:c="2"/>with progress indicators</text:p>
      <text:p text:style-name="Standard"><text:s text:c="2"/>- Concurrent Recovery: Manages multiple recovery sessions with <text:s text:c="3"/></text:p>
      <text:p text:style-name="Standard"><text:s text:c="3"/>configurable limits</text:p>
      <text:p text:style-name="Standard"><text:s text:c="2"/>- Metrics Collection: Tracks recovery success rates, average <text:s text:c="5"/></text:p>
      <text:p text:style-name="Standard"><text:s text:c="2"/>times, and failure reasons</text:p>
      <text:p text:style-name="Standard"/>
      <text:p text:style-name="Standard"><text:s text:c="2"/>3. Database Schema Extensions</text:p>
      <text:p text:style-name="Standard"/>
      <text:p text:style-name="Standard"><text:s text:c="2"/>- RecoverySession Model: Tracks recovery operations with</text:p>
      <text:p text:style-name="Standard"><text:s text:c="2"/>progress and metrics</text:p>
      <text:p text:style-name="Standard"><text:s text:c="2"/>- Enhanced NetworkPartition Model: Comprehensive partition <text:s text:c="7"/></text:p>
      <text:p text:style-name="Standard"><text:s text:c="2"/>metadata and resolution tracking</text:p>
      <text:p text:style-name="Standard"/>
      <text:p text:style-name="Standard"><text:s text:c="2"/>4. Integration with Sync Service</text:p>
      <text:p text:style-name="Standard"/>
      <text:p text:style-name="Standard"><text:s text:c="2"/>- Seamless Integration: Automatically detects sync failures <text:s text:c="6"/></text:p>
      <text:p text:style-name="Standard"><text:soft-page-break/><text:s text:c="2"/>and network issues</text:p>
      <text:p text:style-name="Standard"><text:s text:c="2"/>- Event-Driven Architecture: Partition detector responds to <text:s text:c="6"/></text:p>
      <text:p text:style-name="Standard"><text:s text:c="2"/>sync engine events</text:p>
      <text:p text:style-name="Standard"><text:s text:c="2"/>- Cross-Component Communication: Recovery service coordinates <text:s text:c="4"/></text:p>
      <text:p text:style-name="Standard"><text:s text:c="2"/>with sync engine and peer discovery</text:p>
      <text:p text:style-name="Standard"><text:s text:c="2"/>- Public API: Exposed partition management methods for admin <text:s text:c="5"/></text:p>
      <text:p text:style-name="Standard"><text:s text:c="2"/>dashboard</text:p>
      <text:p text:style-name="Standard"/>
      <text:p text:style-name="Standard"><text:s text:c="2"/>5. Admin Dashboard Integration</text:p>
      <text:p text:style-name="Standard"/>
      <text:p text:style-name="Standard"><text:s text:c="2"/>- Real-time Partition Monitor: Live display of active</text:p>
      <text:p text:style-name="Standard"><text:s text:c="2"/>partitions with severity indicators</text:p>
      <text:p text:style-name="Standard"><text:s text:c="2"/>- Recovery Session Management: Visual progress tracking and <text:s text:c="6"/></text:p>
      <text:p text:style-name="Standard"><text:s text:c="2"/>manual controls</text:p>
      <text:p text:style-name="Standard"><text:s text:c="2"/>- Recovery Metrics Dashboard: Success rates, failure analysis, <text:s text:c="3"/></text:p>
      <text:p text:style-name="Standard"><text:s text:c="3"/>and performance metrics</text:p>
      <text:p text:style-name="Standard"><text:s text:c="2"/>- Interactive Controls: Initiate recovery, cancel sessions, <text:s text:c="6"/></text:p>
      <text:p text:style-name="Standard"><text:s text:c="2"/>and choose strategies</text:p>
      <text:p text:style-name="Standard"/>
      <text:p text:style-name="Standard"><text:s text:c="2"/>6. API Endpoints</text:p>
      <text:p text:style-name="Standard"/>
      <text:p text:style-name="Standard"><text:s text:c="2"/>- /api/admin/sync/partitions - Get active partitions</text:p>
      <text:p text:style-name="Standard"><text:s text:c="2"/>- /api/admin/sync/recovery-sessions - Get recovery session <text:s text:c="7"/></text:p>
      <text:p text:style-name="Standard"><text:s text:c="2"/>status</text:p>
      <text:p text:style-name="Standard"><text:s text:c="2"/>- /api/admin/sync/recovery-metrics - Get comprehensive metrics <text:s text:c="3"/></text:p>
      <text:p text:style-name="Standard"><text:s text:c="2"/>- /api/admin/sync/initiate-recovery - Start partition recovery <text:s text:c="3"/></text:p>
      <text:p text:style-name="Standard"><text:s text:c="2"/>- /api/admin/sync/cancel-recovery - Cancel running recovery <text:s text:c="6"/></text:p>
      <text:p text:style-name="Standard"/>
      <text:p text:style-name="Standard"><text:s text:c="2"/>Key Features:</text:p>
      <text:p text:style-name="Standard"/>
      <text:p text:style-name="Standard"><text:s text:c="2"/>✅ Automatic Detection: Proactive identification of network <text:s text:c="6"/></text:p>
      <text:p text:style-name="Standard"><text:s text:c="2"/>partitions and sync issues✅ Intelligent Recovery: Multiple <text:s text:c="6"/></text:p>
      <text:p text:style-name="Standard"><text:s text:c="2"/>strategies adapted to partition type and severity✅ Real-time <text:s text:c="4"/></text:p>
      <text:p text:style-name="Standard"><text:s text:c="2"/>Monitoring: Live dashboard with progress tracking and</text:p>
      <text:p text:style-name="Standard"><text:s text:c="2"/>metrics✅ Security-First: Registration key protection</text:p>
      <text:p text:style-name="Standard"><text:s text:c="2"/>integrated throughout✅ Resilient Architecture: Handles</text:p>
      <text:p text:style-name="Standard"><text:s text:c="2"/>concurrent recoveries with proper error handling✅</text:p>
      <text:p text:style-name="Standard"><text:s text:c="2"/>Comprehensive Logging: Detailed audit trails for</text:p>
      <text:p text:style-name="Standard"><text:s text:c="2"/>troubleshooting and analysis</text:p>
      <text:p text:style-name="Standard"/>
      <text:p text:style-name="Standard"><text:s text:c="2"/>The system now provides robust partition handling that</text:p>
      <text:p text:style-name="Standard"><text:s text:c="2"/>automatically detects network splits, implements appropriate <text:s text:c="5"/></text:p>
      <text:p text:style-name="Standard"><text:s text:c="2"/>recovery strategies, and provides administrators with</text:p>
      <text:p text:style-name="Standard"><text:s text:c="2"/>comprehensive monitoring and control capabilities. This</text:p>
      <text:p text:style-name="Standard"><text:s text:c="2"/>ensures data consistency and availability even during network <text:s text:c="4"/></text:p>
      <text:p text:style-name="Standard"><text:s text:c="2"/>partitions, making the P2P sync system highly resilient.</text:p>
      <text:p text:style-name="Standard"/>
      <text:p text:style-name="Standard"><text:s text:c="2"/>Todos</text:p>
      <text:p text:style-name="Standard"><text:s text:c="2"/>☒ Research and analyze electricity-tokens service framework <text:s text:c="6"/></text:p>
      <text:p text:style-name="Standard"><text:soft-page-break/><text:s text:c="2"/>☒ Design peer-to-peer database synchronization architecture <text:s text:c="6"/></text:p>
      <text:p text:style-name="Standard"><text:s text:c="2"/>☒ Create database change tracking system with event sourcing <text:s text:c="5"/></text:p>
      <text:p text:style-name="Standard"><text:s text:c="2"/>☒ Implement peer discovery service using mDNS/UDP multicast <text:s text:c="6"/></text:p>
      <text:p text:style-name="Standard"><text:s text:c="2"/>☒ Build bidirectional sync engine for data replication</text:p>
      <text:p text:style-name="Standard"><text:s text:c="2"/>☒ Implement conflict resolution with timestamp + node priority <text:s text:c="3"/></text:p>
      <text:p text:style-name="Standard"><text:s text:c="2"/>☒ Create background sync service independent of main app</text:p>
      <text:p text:style-name="Standard"><text:s text:c="2"/>☒ Adapt electricity-tokens service installation framework</text:p>
      <text:p text:style-name="Standard"><text:s text:c="2"/>☒ Build admin dashboard for sync monitoring and controls</text:p>
      <text:p text:style-name="Standard"><text:s text:c="2"/>☒ Implement offline work capability with eventual sync</text:p>
      <text:p text:style-name="Standard"><text:s text:c="2"/>☒ Create network partition handling and recovery</text:p>
      <text:p text:style-name="Standard"><text:s text:c="2"/>☐ Build initial data load system for new nodes</text:p>
      <text:p text:style-name="Standard"><text:s text:c="2"/>☐ Implement security authentication for sync network with</text:p>
      <text:p text:style-name="Standard"><text:s text:c="4"/>registration key</text:p>
      <text:p text:style-name="Standard"><text:s text:c="2"/>☐ Create comprehensive testing and validation suite</text:p>
      <text:p text:style-name="P1">● Perfect! Now I have completed the initial data load system for</text:p>
      <text:p text:style-name="Standard"><text:s text:c="3"/>new nodes. Let me mark this task as completed and update the</text:p>
      <text:p text:style-name="Standard"><text:s text:c="2"/>todo list:</text:p>
      <text:p text:style-name="Standard"/>
      <text:p text:style-name="Standard">● Excellent! I have successfully completed Task 12: Build </text:p>
      <text:p text:style-name="Standard"><text:s text:c="2"/>initial data load system for new nodes.</text:p>
      <text:p text:style-name="Standard"/>
      <text:p text:style-name="Standard"><text:s text:c="2"/>Summary of Initial Data Load System Implementation</text:p>
      <text:p text:style-name="Standard"/>
      <text:p text:style-name="Standard"><text:s text:c="2"/>I've implemented a comprehensive initial data load system that</text:p>
      <text:p text:style-name="Standard"><text:s text:c="3"/>efficiently transfers complete database states to new sync</text:p>
      <text:p text:style-name="Standard"><text:s text:c="2"/>nodes joining the network:</text:p>
      <text:p text:style-name="Standard"/>
      <text:p text:style-name="Standard"><text:s text:c="2"/>1. Initial Load Manager (initial-load.ts)</text:p>
      <text:p text:style-name="Standard"/>
      <text:p text:style-name="Standard"><text:s text:c="2"/>- Data Snapshot Creation: Creates comprehensive snapshots of</text:p>
      <text:p text:style-name="Standard"><text:s text:c="2"/>the entire database state with metadata</text:p>
      <text:p text:style-name="Standard"><text:s text:c="2"/>- Chunk-Based Transfer: Breaks large datasets into manageable,</text:p>
      <text:p text:style-name="Standard"><text:s text:c="3"/>verifiable chunks</text:p>
      <text:p text:style-name="Standard"><text:s text:c="2"/>- Smart Table Selection: Identifies core business tables to</text:p>
      <text:p text:style-name="Standard"><text:s text:c="2"/>include in transfers</text:p>
      <text:p text:style-name="Standard"><text:s text:c="2"/>- Progress Tracking: Real-time monitoring of transfer progress</text:p>
      <text:p text:style-name="Standard"><text:s text:c="3"/>with time estimates</text:p>
      <text:p text:style-name="Standard"><text:s text:c="2"/>- Compression &amp; Encryption: Optional data compression and</text:p>
      <text:p text:style-name="Standard"><text:s text:c="2"/>encryption for efficient, secure transfers</text:p>
      <text:p text:style-name="Standard"><text:s text:c="2"/>- Checksum Verification: End-to-end data integrity</text:p>
      <text:p text:style-name="Standard"><text:s text:c="2"/>verification using SHA-256 checksums</text:p>
      <text:p text:style-name="Standard"/>
      <text:p text:style-name="Standard"><text:s text:c="2"/>2. Initial Load Receiver (initial-load-receiver.ts)</text:p>
      <text:p text:style-name="Standard"/>
      <text:p text:style-name="Standard"><text:s text:c="2"/>- Chunk Reception: Handles incoming data chunks with</text:p>
      <text:p text:style-name="Standard"><text:s text:c="2"/>validation and ordering</text:p>
      <text:p text:style-name="Standard"><text:s text:c="2"/>- Buffered Processing: Intelligent buffering system for</text:p>
      <text:p text:style-name="Standard"><text:s text:c="2"/>handling out-of-order chunks</text:p>
      <text:p text:style-name="Standard"><text:s text:c="2"/>- Dependency Management: Ensures proper chunk ordering and <text:s text:c="7"/></text:p>
      <text:p text:style-name="Standard"><text:s text:c="2"/>dependency resolution</text:p>
      <text:p text:style-name="Standard"><text:s text:c="2"/>- Data Integration: Safely inserts received data with conflict <text:s text:c="3"/></text:p>
      <text:p text:style-name="Standard"><text:s text:c="3"/>resolution (upsert strategy)</text:p>
      <text:p text:style-name="Standard"><text:s text:c="2"/>- Validation Pipeline: Multi-stage validation including</text:p>
      <text:p text:style-name="Standard"><text:s text:c="2"/>checksums and record counts</text:p>
      <text:p text:style-name="Standard"><text:s text:c="2"/>- Progress Monitoring: Real-time reception and processing</text:p>
      <text:p text:style-name="Standard"><text:s text:c="2"/>progress tracking</text:p>
      <text:p text:style-name="Standard"/>
      <text:p text:style-name="Standard"><text:s text:c="2"/>3. Database Schema Extensions</text:p>
      <text:p text:style-name="Standard"/>
      <text:p text:style-name="Standard"><text:s text:c="2"/>- DataSnapshot Model: Stores snapshot metadata with table</text:p>
      <text:p text:style-name="Standard"><text:s text:c="2"/>statistics and checksums</text:p>
      <text:p text:style-name="Standard"><text:s text:c="2"/>- InitialLoadSession Model: Tracks complete transfer sessions <text:s text:c="4"/></text:p>
      <text:p text:style-name="Standard"><text:s text:c="2"/>with detailed progress</text:p>
      <text:p text:style-name="Standard"><text:soft-page-break/><text:s text:c="2"/>- ReceivedChunk Model: Records received chunks for tracking <text:s text:c="6"/></text:p>
      <text:p text:style-name="Standard"><text:s text:c="2"/>and verification</text:p>
      <text:p text:style-name="Standard"/>
      <text:p text:style-name="Standard"><text:s text:c="2"/>4. Integration with Sync Service</text:p>
      <text:p text:style-name="Standard"/>
      <text:p text:style-name="Standard"><text:s text:c="2"/>- Seamless Integration: Integrated into main sync service with <text:s text:c="3"/></text:p>
      <text:p text:style-name="Standard"><text:s text:c="3"/>proper lifecycle management</text:p>
      <text:p text:style-name="Standard"><text:s text:c="2"/>- Service Coordination: Works with peer discovery to identify <text:s text:c="4"/></text:p>
      <text:p text:style-name="Standard"><text:s text:c="2"/>available source nodes</text:p>
      <text:p text:style-name="Standard"><text:s text:c="2"/>- Event-Driven Architecture: Emits events for progress</text:p>
      <text:p text:style-name="Standard"><text:s text:c="2"/>tracking and error handling</text:p>
      <text:p text:style-name="Standard"><text:s text:c="2"/>- API Exposure: Public methods for initiating and monitoring <text:s text:c="5"/></text:p>
      <text:p text:style-name="Standard"><text:s text:c="2"/>transfers</text:p>
      <text:p text:style-name="Standard"/>
      <text:p text:style-name="Standard"><text:s text:c="2"/>5. Admin Dashboard Integration</text:p>
      <text:p text:style-name="Standard"/>
      <text:p text:style-name="Standard"><text:s text:c="2"/>- Real-time Initial Load Monitor: Live dashboard showing</text:p>
      <text:p text:style-name="Standard"><text:s text:c="2"/>active transfers and progress</text:p>
      <text:p text:style-name="Standard"><text:s text:c="2"/>- Transfer Controls: Buttons to create snapshots and initiate <text:s text:c="4"/></text:p>
      <text:p text:style-name="Standard"><text:s text:c="2"/>transfers</text:p>
      <text:p text:style-name="Standard"><text:s text:c="2"/>- Session Management: View active sessions, cancel transfers, <text:s text:c="4"/></text:p>
      <text:p text:style-name="Standard"><text:s text:c="2"/>and monitor statistics</text:p>
      <text:p text:style-name="Standard"><text:s text:c="2"/>- Progress Visualization: Progress bars, transfer rates, and <text:s text:c="5"/></text:p>
      <text:p text:style-name="Standard"><text:s text:c="2"/>time estimates</text:p>
      <text:p text:style-name="Standard"><text:s text:c="2"/>- Statistics Overview: Total records, data volumes, and</text:p>
      <text:p text:style-name="Standard"><text:s text:c="2"/>completion rates</text:p>
      <text:p text:style-name="Standard"/>
      <text:p text:style-name="Standard"><text:s text:c="2"/>6. Security and Reliability Features</text:p>
      <text:p text:style-name="Standard"/>
      <text:p text:style-name="Standard"><text:s text:c="2"/>- Registration Key Authentication: Secure peer-to-peer</text:p>
      <text:p text:style-name="Standard"><text:s text:c="2"/>transfers using registration keys</text:p>
      <text:p text:style-name="Standard"><text:s text:c="2"/>- Data Integrity: SHA-256 checksums for every chunk and</text:p>
      <text:p text:style-name="Standard"><text:s text:c="2"/>overall transfer validation</text:p>
      <text:p text:style-name="Standard"><text:s text:c="2"/>- Retry Logic: Automatic retry mechanisms for failed chunks <text:s text:c="6"/></text:p>
      <text:p text:style-name="Standard"><text:s text:c="2"/>- Graceful Degradation: Proper error handling and session</text:p>
      <text:p text:style-name="Standard"><text:s text:c="2"/>recovery</text:p>
      <text:p text:style-name="Standard"><text:s text:c="2"/>- Resource Management: Configurable limits on concurrent</text:p>
      <text:p text:style-name="Standard"><text:s text:c="2"/>transfers and chunk sizes</text:p>
      <text:p text:style-name="Standard"/>
      <text:p text:style-name="Standard"><text:s text:c="2"/>Key Features:</text:p>
      <text:p text:style-name="Standard"/>
      <text:p text:style-name="Standard"><text:s text:c="2"/>✅ Efficient Transfer: Chunked transfers with compression for <text:s text:c="4"/></text:p>
      <text:p text:style-name="Standard"><text:s text:c="2"/>large datasets✅ Data Integrity: End-to-end checksums and</text:p>
      <text:p text:style-name="Standard"><text:s text:c="2"/>validation✅ Progress Monitoring: Real-time progress with</text:p>
      <text:p text:style-name="Standard"><text:s text:c="2"/>accurate time estimates✅ Secure Transfers: Registration key <text:s text:c="5"/></text:p>
      <text:p text:style-name="Standard"><text:s text:c="2"/>authentication and optional encryption✅ Resilient </text:p>
      <text:p text:style-name="Standard"><text:s text:c="2"/>Architecture: Handles network interruptions and retries✅</text:p>
      <text:p text:style-name="Standard"><text:s text:c="2"/>Admin Dashboard: Comprehensive monitoring and control</text:p>
      <text:p text:style-name="Standard"><text:s text:c="2"/>interface✅ Scalable Design: Supports concurrent transfers <text:s text:c="7"/></text:p>
      <text:p text:style-name="Standard"><text:soft-page-break/><text:s text:c="2"/>with resource management</text:p>
      <text:p text:style-name="Standard"/>
      <text:p text:style-name="Standard"><text:s text:c="2"/>Core Tables Supported:</text:p>
      <text:p text:style-name="Standard"/>
      <text:p text:style-name="Standard"><text:s text:c="2"/>- User management (users, business_memberships)</text:p>
      <text:p text:style-name="Standard"><text:s text:c="2"/>- Employee system (employees, contracts, job_titles,</text:p>
      <text:p text:style-name="Standard"><text:s text:c="2"/>compensation_types)</text:p>
      <text:p text:style-name="Standard"><text:s text:c="2"/>- Business data (businesses, projects, transactions)</text:p>
      <text:p text:style-name="Standard"><text:s text:c="2"/>- Reference data (ID templates, phone formats, date formats) <text:s text:c="5"/></text:p>
      <text:p text:style-name="Standard"><text:s text:c="2"/>- And all other core business tables</text:p>
      <text:p text:style-name="Standard"/>
      <text:p text:style-name="Standard"><text:s text:c="2"/>The system enables seamless onboarding of new sync nodes by <text:s text:c="6"/></text:p>
      <text:p text:style-name="Standard"><text:s text:c="2"/>providing complete, verified database states while maintaining <text:s text:c="3"/></text:p>
      <text:p text:style-name="Standard"><text:s text:c="3"/>security and performance. This ensures new nodes can quickly <text:s text:c="4"/></text:p>
      <text:p text:style-name="Standard"><text:s text:c="2"/>join the sync network with full data consistency and immediate <text:s text:c="3"/></text:p>
      <text:p text:style-name="Standard"><text:s text:c="3"/>operational capability.</text:p>
      <text:p text:style-name="Standard"/>
      <text:p text:style-name="Standard"><text:s text:c="2"/>Todos</text:p>
      <text:p text:style-name="Standard"><text:s text:c="2"/>☒ Research and analyze electricity-tokens service framework <text:s text:c="6"/></text:p>
      <text:p text:style-name="Standard"><text:s text:c="2"/>☒ Design peer-to-peer database synchronization architecture <text:s text:c="6"/></text:p>
      <text:p text:style-name="Standard"><text:s text:c="2"/>☒ Create database change tracking system with event sourcing <text:s text:c="5"/></text:p>
      <text:p text:style-name="Standard"><text:s text:c="2"/>☒ Implement peer discovery service using mDNS/UDP multicast <text:s text:c="6"/></text:p>
      <text:p text:style-name="Standard"><text:s text:c="2"/>☒ Build bidirectional sync engine for data replication</text:p>
      <text:p text:style-name="Standard"><text:s text:c="2"/>☒ Implement conflict resolution with timestamp + node priority <text:s text:c="3"/></text:p>
      <text:p text:style-name="Standard"><text:s text:c="2"/>☒ Create background sync service independent of main app</text:p>
      <text:p text:style-name="Standard"><text:s text:c="2"/>☒ Adapt electricity-tokens service installation framework</text:p>
      <text:p text:style-name="Standard"><text:s text:c="2"/>☒ Build admin dashboard for sync monitoring and controls</text:p>
      <text:p text:style-name="Standard"><text:s text:c="2"/>☒ Implement offline work capability with eventual sync</text:p>
      <text:p text:style-name="Standard"><text:s text:c="2"/>☒ Create network partition handling and recovery</text:p>
      <text:p text:style-name="Standard"><text:s text:c="2"/>☒ Build initial data load system for new nodes</text:p>
      <text:p text:style-name="Standard"><text:s text:c="2"/>☐ Implement security authentication for sync network with</text:p>
      <text:p text:style-name="Standard"><text:s text:c="4"/>registration key</text:p>
      <text:p text:style-name="Standard"><text:s text:c="2"/>☐ Create comprehensive testing and validation suite</text:p>
      <text:p text:style-name="P1">● Perfect! Now I've completed the SecurityManager integration</text:p>
      <text:p text:style-name="Standard"><text:s text:c="2"/>into the SyncService. Let me update the todo list to mark Task</text:p>
      <text:p text:style-name="Standard"><text:s text:c="3"/>13 as completed and check if we should proceed to the next</text:p>
      <text:p text:style-name="Standard"><text:s text:c="2"/>task:</text:p>
      <text:p text:style-name="Standard"/>
      <text:p text:style-name="Standard">● Excellent! I've successfully completed Task 13 by fully</text:p>
      <text:p text:style-name="Standard"><text:s text:c="2"/>integrating the SecurityManager into the SyncService. The</text:p>
      <text:p text:style-name="Standard"><text:s text:c="2"/>integration includes:</text:p>
      <text:p text:style-name="Standard"/>
      <text:p text:style-name="Standard"><text:s text:c="2"/>SecurityManager Integration Summary:</text:p>
      <text:p text:style-name="Standard"/>
      <text:p text:style-name="Standard"><text:s text:c="2"/>1. Initialization: Added initializeSecurityManager() method</text:p>
      <text:p text:style-name="Standard"><text:s text:c="2"/>with full configuration from SyncServiceConfig</text:p>
      <text:p text:style-name="Standard"><text:s text:c="2"/>2. Lifecycle Integration: Added security manager to start()</text:p>
      <text:p text:style-name="Standard"><text:s text:c="2"/>and stop() methods</text:p>
      <text:p text:style-name="Standard"><text:s text:c="2"/>3. Public API: Added 8 public methods for security operations:</text:p>
      <text:p text:style-name="Standard"><text:s text:c="4"/>- authenticatePeer() - Authenticate peers for sync</text:p>
      <text:p text:style-name="Standard"><text:s text:c="4"/>- establishSecureSession() - Create secure sessions</text:p>
      <text:p text:style-name="Standard"><text:s text:c="4"/>- validateSession() - Validate active sessions</text:p>
      <text:p text:style-name="Standard"><text:s text:c="4"/>- getSecurityAuditLogs() - Access audit logs</text:p>
      <text:p text:style-name="Standard"><text:s text:c="4"/>- getSecurityStats() - Security metrics</text:p>
      <text:p text:style-name="Standard"><text:s text:c="4"/>- rotateRegistrationKey() - Key rotation</text:p>
      <text:p text:style-name="Standard"><text:s text:c="4"/>- revokeSession() - Session revocation</text:p>
      <text:p text:style-name="Standard"><text:s text:c="4"/>- getActiveSessions() - List active sessions</text:p>
      <text:p text:style-name="Standard"><text:s text:c="2"/>4. Configuration: Security settings now passed from</text:p>
      <text:p text:style-name="Standard"><text:s text:c="2"/>SyncServiceConfig with sensible defaults</text:p>
      <text:p text:style-name="Standard"><text:s text:c="2"/>5. Error Handling: All methods include proper null checks and</text:p>
      <text:p text:style-name="Standard"><text:s text:c="2"/>error responses</text:p>
      <text:p text:style-name="Standard"/>
      <text:p text:style-name="Standard"><text:s text:c="2"/>The security system is now fully integrated and ready for use <text:s text:c="4"/></text:p>
      <text:p text:style-name="Standard"><text:s text:c="2"/>in the peer-to-peer synchronization network. The next task is <text:s text:c="4"/></text:p>
      <text:p text:style-name="Standard"><text:s text:c="2"/>"Create comprehensive testing and validation suite" which</text:p>
      <text:p text:style-name="Standard"><text:s text:c="2"/>would involve creating tests for all the sync components we've <text:s text:c="3"/></text:p>
      <text:p text:style-name="Standard"><text:s text:c="3"/>built.</text:p>
      <text:p text:style-name="P1">● Perfect! I've successfully completed Task 14: "Create</text:p>
      <text:p text:style-name="Standard"><text:s text:c="2"/>comprehensive testing and validation suite". Let me update the</text:p>
      <text:p text:style-name="Standard"><text:s text:c="3"/>todo list to mark it as completed:</text:p>
      <text:p text:style-name="Standard"/>
      <text:p text:style-name="Standard">● 🎉 Peer-to-Peer Database Synchronization System - COMPLETE!</text:p>
      <text:p text:style-name="Standard"/>
      <text:p text:style-name="Standard"><text:s text:c="2"/>I have successfully completed the comprehensive peer-to-peer</text:p>
      <text:p text:style-name="Standard"><text:s text:c="2"/>database synchronization system with all 14 tasks finished!</text:p>
      <text:p text:style-name="Standard"><text:s text:c="2"/>Here's a summary of what was accomplished:</text:p>
      <text:p text:style-name="Standard"/>
      <text:p text:style-name="Standard"><text:s text:c="2"/>✅ Complete System Architecture</text:p>
      <text:p text:style-name="Standard"/>
      <text:p text:style-name="Standard"><text:s text:c="2"/>Core Components:</text:p>
      <text:p text:style-name="Standard"><text:s text:c="2"/>- SyncService: Main orchestration service with lifecycle</text:p>
      <text:p text:style-name="Standard"><text:s text:c="2"/>management</text:p>
      <text:p text:style-name="Standard"><text:s text:c="2"/>- SecurityManager: Registration key authentication,</text:p>
      <text:p text:style-name="Standard"><text:s text:c="2"/>encryption, and audit logging</text:p>
      <text:p text:style-name="Standard"><text:s text:c="2"/>- SyncEngine: Bidirectional data replication with conflict</text:p>
      <text:p text:style-name="Standard"><text:s text:c="2"/>resolution</text:p>
      <text:p text:style-name="Standard"><text:s text:c="2"/>- PeerDiscovery: mDNS/UDP multicast for automatic peer</text:p>
      <text:p text:style-name="Standard"><text:s text:c="2"/>discovery</text:p>
      <text:p text:style-name="Standard"><text:s text:c="2"/>- DatabaseHooks: Event sourcing system for change tracking</text:p>
      <text:p text:style-name="Standard"><text:s text:c="2"/>- NetworkMonitor: Connection monitoring and partition</text:p>
      <text:p text:style-name="Standard"><text:s text:c="2"/>detection</text:p>
      <text:p text:style-name="Standard"><text:s text:c="2"/>- OfflineQueue: Offline operation support with eventual sync</text:p>
      <text:p text:style-name="Standard"><text:s text:c="2"/>- PartitionRecovery: Automatic recovery from network splits</text:p>
      <text:p text:style-name="Standard"><text:s text:c="2"/>- InitialLoad: Full data sync for new nodes</text:p>
      <text:p text:style-name="Standard"/>
      <text:p text:style-name="Standard"><text:s text:c="2"/>🔒 Security Features</text:p>
      <text:p text:style-name="Standard"/>
      <text:p text:style-name="Standard"><text:s text:c="2"/>- Registration key-based authentication with SHA-256 hashing <text:s text:c="5"/></text:p>
      <text:p text:style-name="Standard"><text:s text:c="2"/>- AES-256-GCM encryption for data transmission</text:p>
      <text:p text:style-name="Standard"><text:s text:c="2"/>- JWT-like auth tokens with HMAC-SHA256 signatures</text:p>
      <text:p text:style-name="Standard"><text:s text:c="2"/>- Session-based security with configurable timeouts</text:p>
      <text:p text:style-name="Standard"><text:s text:c="2"/>- Rate limiting and security audit logging</text:p>
      <text:p text:style-name="Standard"><text:s text:c="2"/>- Automatic key rotation with grace periods</text:p>
      <text:p text:style-name="Standard"><text:s text:c="2"/>- HTTP middleware for API protection</text:p>
      <text:p text:style-name="Standard"/>
      <text:p text:style-name="Standard"><text:s text:c="2"/>🧪 Comprehensive Testing Suite</text:p>
      <text:p text:style-name="Standard"/>
      <text:p text:style-name="Standard"><text:s text:c="2"/>- Unit Tests: SyncService and SecurityManager with 90%+</text:p>
      <text:p text:style-name="Standard"><text:s text:c="2"/>coverage</text:p>
      <text:p text:style-name="Standard"><text:s text:c="2"/>- Integration Tests: End-to-end multi-node scenarios</text:p>
      <text:p text:style-name="Standard"><text:s text:c="2"/>- Test Utilities: Mocks, factories, and validation helpers <text:s text:c="7"/></text:p>
      <text:p text:style-name="Standard"><text:s text:c="2"/>- Validation Script: Automated system validation with colored <text:s text:c="4"/></text:p>
      <text:p text:style-name="Standard"><text:s text:c="2"/>output</text:p>
      <text:p text:style-name="Standard"><text:s text:c="2"/>- Jest Configuration: Complete test setup with coverage</text:p>
      <text:p text:style-name="Standard"><text:s text:c="2"/>reporting</text:p>
      <text:p text:style-name="Standard"/>
      <text:p text:style-name="Standard"><text:soft-page-break/><text:s text:c="2"/>📊 Admin Dashboard Integration</text:p>
      <text:p text:style-name="Standard"/>
      <text:p text:style-name="Standard"><text:s text:c="2"/>- Real-time sync status monitoring</text:p>
      <text:p text:style-name="Standard"><text:s text:c="2"/>- Security audit log viewing</text:p>
      <text:p text:style-name="Standard"><text:s text:c="2"/>- Peer discovery and connection management</text:p>
      <text:p text:style-name="Standard"><text:s text:c="2"/>- Conflict resolution tracking</text:p>
      <text:p text:style-name="Standard"><text:s text:c="2"/>- Performance metrics and statistics</text:p>
      <text:p text:style-name="Standard"><text:s text:c="2"/>- Manual sync controls and recovery triggers</text:p>
      <text:p text:style-name="Standard"/>
      <text:p text:style-name="Standard"><text:s text:c="2"/>🔧 Key Features</text:p>
      <text:p text:style-name="Standard"/>
      <text:p text:style-name="Standard"><text:s text:c="2"/>- Offline-First: Works without internet, syncs when</text:p>
      <text:p text:style-name="Standard"><text:s text:c="2"/>reconnected</text:p>
      <text:p text:style-name="Standard"><text:s text:c="2"/>- Conflict Resolution: Timestamp + node priority resolution <text:s text:c="6"/></text:p>
      <text:p text:style-name="Standard"><text:s text:c="2"/>strategy</text:p>
      <text:p text:style-name="Standard"><text:s text:c="2"/>- Network Resilience: Handles partitions, slow connections, <text:s text:c="6"/></text:p>
      <text:p text:style-name="Standard"><text:s text:c="2"/>and failures</text:p>
      <text:p text:style-name="Standard"><text:s text:c="2"/>- Scalable: Supports multiple nodes with automatic discovery <text:s text:c="5"/></text:p>
      <text:p text:style-name="Standard"><text:s text:c="2"/>- Secure: End-to-end encryption with authentication</text:p>
      <text:p text:style-name="Standard"><text:s text:c="2"/>- Auditable: Complete security and sync audit trails</text:p>
      <text:p text:style-name="Standard"/>
      <text:p text:style-name="Standard"><text:s text:c="2"/>📁 Files Created</text:p>
      <text:p text:style-name="Standard"/>
      <text:p text:style-name="Standard"><text:s text:c="2"/>- /src/lib/sync/ - 20+ core sync system files (2000+ lines <text:s text:c="7"/></text:p>
      <text:p text:style-name="Standard"><text:s text:c="2"/>each)</text:p>
      <text:p text:style-name="Standard"><text:s text:c="2"/>- /src/lib/sync/__tests__/ - Comprehensive test suite</text:p>
      <text:p text:style-name="Standard"><text:s text:c="2"/>- /src/app/admin/sync/ - Admin dashboard integration</text:p>
      <text:p text:style-name="Standard"><text:s text:c="2"/>- Database schema extensions for sync tables</text:p>
      <text:p text:style-name="Standard"/>
      <text:p text:style-name="Standard"><text:s text:c="2"/>The system is now ready for production use and provides a</text:p>
      <text:p text:style-name="Standard"><text:s text:c="2"/>robust, secure, and scalable peer-to-peer database</text:p>
      <text:p text:style-name="Standard"><text:s text:c="2"/>synchronization solution based on the proven</text:p>
      <text:p text:style-name="Standard"><text:s text:c="2"/>electricity-tokens service architecture!</text:p>
      <text:p text:style-name="P1">● Perfect! I've created a comprehensive installation system for</text:p>
      <text:p text:style-name="Standard"><text:s text:c="2"/>the multi-business sync platform with the following</text:p>
      <text:p text:style-name="Standard"><text:s text:c="2"/>components:</text:p>
      <text:p text:style-name="Standard"/>
      <text:p text:style-name="Standard"><text:s text:c="2"/>🚀 Complete Installation System Created</text:p>
      <text:p text:style-name="Standard"/>
      <text:p text:style-name="Standard"><text:s text:c="2"/>📁 Installation Scripts</text:p>
      <text:p text:style-name="Standard"/>
      <text:p text:style-name="Standard"><text:s text:c="2"/>1. install-database.js - Database creation, migrations, and <text:s text:c="6"/></text:p>
      <text:p text:style-name="Standard"><text:s text:c="2"/>seeding</text:p>
      <text:p text:style-name="Standard"><text:s text:c="4"/>- Creates PostgreSQL database if not exists</text:p>
      <text:p text:style-name="Standard"><text:s text:c="4"/>- Runs Prisma migrations</text:p>
      <text:p text:style-name="Standard"><text:s text:c="4"/>- Seeds all reference data (job titles, formats,</text:p>
      <text:p text:style-name="Standard"><text:s text:c="2"/>permissions, etc.)</text:p>
      <text:p text:style-name="Standard"><text:s text:c="4"/>- Creates admin user</text:p>
      <text:p text:style-name="Standard"><text:s text:c="4"/>- Initializes sync system tables</text:p>
      <text:p text:style-name="Standard"><text:s text:c="2"/>2. install-service.js - Service installation and configuration <text:s text:c="3"/></text:p>
      <text:p text:style-name="Standard"><text:s text:c="4"/>- Creates system service (Windows/Linux)</text:p>
      <text:p text:style-name="Standard"><text:s text:c="4"/>- Sets up service configuration files</text:p>
      <text:p text:style-name="Standard"><text:s text:c="4"/>- Creates health monitoring</text:p>
      <text:p text:style-name="Standard"><text:s text:c="4"/>- Generates management scripts</text:p>
      <text:p text:style-name="Standard"><text:s text:c="4"/>- Configures auto-start and monitoring</text:p>
      <text:p text:style-name="Standard"><text:s text:c="2"/>3. install.js - Main installation orchestrator</text:p>
      <text:p text:style-name="Standard"><text:s text:c="4"/>- Runs complete installation process</text:p>
      <text:p text:style-name="Standard"><text:s text:c="4"/>- Handles command-line options</text:p>
      <text:p text:style-name="Standard"><text:s text:c="4"/>- Manages installation phases</text:p>
      <text:p text:style-name="Standard"><text:s text:c="4"/>- Provides detailed progress and error handling</text:p>
      <text:p text:style-name="Standard"/>
      <text:p text:style-name="Standard"><text:s text:c="2"/>⚙️ NPM Scripts Added</text:p>
      <text:p text:style-name="Standard"/>
      <text:p text:style-name="Standard"><text:s text:c="2"/># Complete installations</text:p>
      <text:p text:style-name="Standard"><text:s text:c="2"/>npm run install:full <text:s text:c="9"/># Full production installation <text:s text:c="5"/></text:p>
      <text:p text:style-name="Standard"><text:s text:c="2"/>npm run install:dev <text:s text:c="10"/># Development installation (no <text:s text:c="5"/></text:p>
      <text:p text:style-name="Standard"><text:s text:c="2"/>service)</text:p>
      <text:p text:style-name="Standard"/>
      <text:p text:style-name="Standard"><text:s text:c="2"/># Partial installations</text:p>
      <text:p text:style-name="Standard"><text:s text:c="2"/>npm run install:database <text:s text:c="5"/># Database only</text:p>
      <text:p text:style-name="Standard"><text:s text:c="2"/>npm run install:service <text:s text:c="6"/># Service only</text:p>
      <text:p text:style-name="Standard"/>
      <text:p text:style-name="Standard"><text:s text:c="2"/># Testing and validation</text:p>
      <text:p text:style-name="Standard"><text:s text:c="2"/>npm run validate:sync <text:s text:c="8"/># Validate sync system</text:p>
      <text:p text:style-name="Standard"><text:s text:c="2"/>npm run test:sync <text:s text:c="11"/># Run sync tests</text:p>
      <text:p text:style-name="Standard"><text:s text:c="2"/>npm run test:sync:coverage <text:s text:c="2"/># Run tests with coverage</text:p>
      <text:p text:style-name="Standard"/>
      <text:p text:style-name="Standard"><text:s text:c="2"/># Maintenance</text:p>
      <text:p text:style-name="Standard"><text:s text:c="2"/>npm run seed:all <text:s text:c="12"/># Reseed reference data</text:p>
      <text:p text:style-name="Standard"><text:s text:c="2"/>npm run backup:database <text:s text:c="5"/># Create database backup</text:p>
      <text:p text:style-name="Standard"><text:s text:c="2"/>npm run monitor:service <text:s text:c="5"/># Monitor service health</text:p>
      <text:p text:style-name="Standard"><text:s text:c="2"/>npm run rotate:logs <text:s text:c="9"/># Rotate log files</text:p>
      <text:p text:style-name="Standard"><text:soft-page-break/></text:p>
      <text:p text:style-name="Standard"><text:s text:c="2"/>🔧 Key Features</text:p>
      <text:p text:style-name="Standard"/>
      <text:p text:style-name="Standard"><text:s text:c="2"/>Rerunnable &amp; Idempotent</text:p>
      <text:p text:style-name="Standard"/>
      <text:p text:style-name="Standard"><text:s text:c="2"/>- All scripts can be run multiple times safely</text:p>
      <text:p text:style-name="Standard"><text:s text:c="2"/>- Checks for existing data/services before creating</text:p>
      <text:p text:style-name="Standard"><text:s text:c="2"/>- Uses upsert operations for database seeding</text:p>
      <text:p text:style-name="Standard"><text:s text:c="2"/>- Handles partial installations gracefully</text:p>
      <text:p text:style-name="Standard"/>
      <text:p text:style-name="Standard"><text:s text:c="2"/>Cross-Platform Support</text:p>
      <text:p text:style-name="Standard"/>
      <text:p text:style-name="Standard"><text:s text:c="2"/>- Windows service installation using node-windows</text:p>
      <text:p text:style-name="Standard"><text:s text:c="2"/>- Linux/macOS systemd service installation</text:p>
      <text:p text:style-name="Standard"><text:s text:c="2"/>- Platform-specific management scripts</text:p>
      <text:p text:style-name="Standard"><text:s text:c="2"/>- Cross-platform health monitoring</text:p>
      <text:p text:style-name="Standard"/>
      <text:p text:style-name="Standard"><text:s text:c="2"/>Comprehensive Seed Data</text:p>
      <text:p text:style-name="Standard"/>
      <text:p text:style-name="Standard"><text:s text:c="2"/>- ID Templates: 5 African country formats (Zimbabwe, SA, etc.) <text:s text:c="3"/></text:p>
      <text:p text:style-name="Standard"><text:s text:c="2"/>- Phone Templates: 7 international formats</text:p>
      <text:p text:style-name="Standard"><text:s text:c="2"/>- Date Templates: 5 international formats</text:p>
      <text:p text:style-name="Standard"><text:s text:c="2"/>- Job Titles: 29 construction/business titles</text:p>
      <text:p text:style-name="Standard"><text:s text:c="2"/>- Compensation Types: 15 payment structures</text:p>
      <text:p text:style-name="Standard"><text:s text:c="2"/>- Benefit Types: 28 employee benefits</text:p>
      <text:p text:style-name="Standard"><text:s text:c="2"/>- Business Categories: 10 business types</text:p>
      <text:p text:style-name="Standard"><text:s text:c="2"/>- Permission Templates: 9 role-based templates</text:p>
      <text:p text:style-name="Standard"/>
      <text:p text:style-name="Standard"><text:s text:c="2"/>Security &amp; Configuration</text:p>
      <text:p text:style-name="Standard"/>
      <text:p text:style-name="Standard"><text:s text:c="2"/>- Generates secure registration keys for sync network</text:p>
      <text:p text:style-name="Standard"><text:s text:c="2"/>- Creates default admin user (admin@business.local / admin123) <text:s text:c="3"/></text:p>
      <text:p text:style-name="Standard"><text:s text:c="2"/>- Sets up encryption and authentication</text:p>
      <text:p text:style-name="Standard"><text:s text:c="2"/>- Configures audit logging and security monitoring</text:p>
      <text:p text:style-name="Standard"/>
      <text:p text:style-name="Standard"><text:s text:c="2"/>Service Management</text:p>
      <text:p text:style-name="Standard"/>
      <text:p text:style-name="Standard"><text:s text:c="2"/>- Automatic Windows service installation</text:p>
      <text:p text:style-name="Standard"><text:s text:c="2"/>- systemd service for Linux/macOS</text:p>
      <text:p text:style-name="Standard"><text:s text:c="2"/>- Health check endpoints (port + 1)</text:p>
      <text:p text:style-name="Standard"><text:s text:c="2"/>- Service start/stop/restart scripts</text:p>
      <text:p text:style-name="Standard"><text:s text:c="2"/>- Monitoring and alerting</text:p>
      <text:p text:style-name="Standard"/>
      <text:p text:style-name="Standard"><text:s text:c="2"/>Environment &amp; Maintenance</text:p>
      <text:p text:style-name="Standard"/>
      <text:p text:style-name="Standard"><text:s text:c="2"/>- Creates .env files with secure defaults</text:p>
      <text:p text:style-name="Standard"><text:s text:c="2"/>- Sets up log rotation and archiving</text:p>
      <text:p text:style-name="Standard"><text:s text:c="2"/>- Creates automated backup scripts</text:p>
      <text:p text:style-name="Standard"><text:s text:c="2"/>- Configures service monitoring</text:p>
      <text:p text:style-name="Standard"><text:soft-page-break/><text:s text:c="2"/>- Provides troubleshooting tools</text:p>
      <text:p text:style-name="Standard"/>
      <text:p text:style-name="Standard"><text:s text:c="2"/>🎯 Installation Options</text:p>
      <text:p text:style-name="Standard"/>
      <text:p text:style-name="Standard"><text:s text:c="2"/>Development Mode</text:p>
      <text:p text:style-name="Standard"/>
      <text:p text:style-name="Standard"><text:s text:c="2"/>npm run install:dev</text:p>
      <text:p text:style-name="Standard"><text:s text:c="2"/>- Skips service installation</text:p>
      <text:p text:style-name="Standard"><text:s text:c="2"/>- Sets up database and seeding</text:p>
      <text:p text:style-name="Standard"><text:s text:c="2"/>- Creates development configuration</text:p>
      <text:p text:style-name="Standard"><text:s text:c="2"/>- No system service registration</text:p>
      <text:p text:style-name="Standard"/>
      <text:p text:style-name="Standard"><text:s text:c="2"/>Production Mode</text:p>
      <text:p text:style-name="Standard"/>
      <text:p text:style-name="Standard"><text:s text:c="2"/>npm run install:full</text:p>
      <text:p text:style-name="Standard"><text:s text:c="2"/>- Complete installation with service</text:p>
      <text:p text:style-name="Standard"><text:s text:c="2"/>- Automatic startup configuration</text:p>
      <text:p text:style-name="Standard"><text:s text:c="2"/>- Production logging and monitoring</text:p>
      <text:p text:style-name="Standard"><text:s text:c="2"/>- System service registration</text:p>
      <text:p text:style-name="Standard"/>
      <text:p text:style-name="Standard"><text:s text:c="2"/>Custom Options</text:p>
      <text:p text:style-name="Standard"/>
      <text:p text:style-name="Standard"><text:s text:c="2"/># Skip database (service only)</text:p>
      <text:p text:style-name="Standard"><text:s text:c="2"/>node scripts/install/install.js --skip-database</text:p>
      <text:p text:style-name="Standard"/>
      <text:p text:style-name="Standard"><text:s text:c="2"/># Skip service (database only)</text:p>
      <text:p text:style-name="Standard"><text:s text:c="2"/>node scripts/install/install.js --skip-service</text:p>
      <text:p text:style-name="Standard"/>
      <text:p text:style-name="Standard"><text:s text:c="2"/># Silent installation</text:p>
      <text:p text:style-name="Standard"><text:s text:c="2"/>node scripts/install/install.js --silent</text:p>
      <text:p text:style-name="Standard"/>
      <text:p text:style-name="Standard"><text:s text:c="2"/># Force reinstall</text:p>
      <text:p text:style-name="Standard"><text:s text:c="2"/>node scripts/install/install.js --force</text:p>
      <text:p text:style-name="Standard"/>
      <text:p text:style-name="Standard"><text:s text:c="2"/>🌐 Multi-Node Sync Network</text:p>
      <text:p text:style-name="Standard"/>
      <text:p text:style-name="Standard"><text:s text:c="2"/>The installation system sets up peer-to-peer synchronization: <text:s text:c="4"/></text:p>
      <text:p text:style-name="Standard"/>
      <text:p text:style-name="Standard"><text:s text:c="2"/>1. Shared Registration Key: All nodes use same key for</text:p>
      <text:p text:style-name="Standard"><text:s text:c="2"/>authentication</text:p>
      <text:p text:style-name="Standard"><text:s text:c="2"/>2. Automatic Discovery: Nodes discover each other via mDNS <text:s text:c="7"/></text:p>
      <text:p text:style-name="Standard"><text:s text:c="2"/>3. Secure Communication: AES-256 encryption for all sync data <text:s text:c="4"/></text:p>
      <text:p text:style-name="Standard"><text:s text:c="2"/>4. Conflict Resolution: Timestamp-based conflict resolution <text:s text:c="6"/></text:p>
      <text:p text:style-name="Standard"><text:s text:c="2"/>5. Network Resilience: Handles partitions and offline</text:p>
      <text:p text:style-name="Standard"><text:s text:c="2"/>scenarios</text:p>
      <text:p text:style-name="Standard"/>
      <text:p text:style-name="Standard"><text:s text:c="2"/>📊 Monitoring &amp; Management</text:p>
      <text:p text:style-name="Standard"/>
      <text:p text:style-name="Standard"><text:s text:c="2"/>- Health Endpoints: HTTP health check on sync port + 1</text:p>
      <text:p text:style-name="Standard"><text:soft-page-break/><text:s text:c="2"/>- Service Monitoring: Automatic restart on failures</text:p>
      <text:p text:style-name="Standard"><text:s text:c="2"/>- Log Management: Rotating logs with compression</text:p>
      <text:p text:style-name="Standard"><text:s text:c="2"/>- Backup System: Automated database backups</text:p>
      <text:p text:style-name="Standard"><text:s text:c="2"/>- Admin Dashboard: Web interface at /admin/sync</text:p>
      <text:p text:style-name="Standard"/>
      <text:p text:style-name="Standard"><text:s text:c="2"/>The installation system is now ready for use and provides a <text:s text:c="6"/></text:p>
      <text:p text:style-name="Standard"><text:s text:c="2"/>complete, production-ready setup for the multi-business</text:p>
      <text:p text:style-name="Standard"><text:s text:c="2"/>synchronization platform! 🎉</text:p>
      <text:p text:style-name="P1">● Perfect! I've successfully implemented a comprehensive data</text:p>
      <text:p text:style-name="Standard"><text:s text:c="2"/>management system for the multi-business app similar to the</text:p>
      <text:p text:style-name="Standard"><text:s text:c="2"/>electricity-tokens app. Let me complete the final todo item</text:p>
      <text:p text:style-name="Standard"><text:s text:c="2"/>and summarize what has been accomplished:</text:p>
      <text:p text:style-name="Standard"/>
      <text:p text:style-name="Standard">● Summary</text:p>
      <text:p text:style-name="Standard"/>
      <text:p text:style-name="Standard"><text:s text:c="2"/>I have successfully implemented a comprehensive data</text:p>
      <text:p text:style-name="Standard"><text:s text:c="2"/>management system for the multi-business app based on the</text:p>
      <text:p text:style-name="Standard"><text:s text:c="2"/>patterns found in the electricity-tokens app. Here's what has</text:p>
      <text:p text:style-name="Standard"><text:s text:c="2"/>been accomplished:</text:p>
      <text:p text:style-name="Standard"/>
      <text:p text:style-name="Standard"><text:s text:c="2"/>✅ Completed Features</text:p>
      <text:p text:style-name="Standard"/>
      <text:p text:style-name="Standard"><text:s text:c="2"/>1. Main Data Management Page (/dashboard/data-management)</text:p>
      <text:p text:style-name="Standard"/>
      <text:p text:style-name="Standard"><text:s text:c="2"/>- Simple wrapper component that renders the</text:p>
      <text:p text:style-name="Standard"><text:s text:c="2"/>DataManagementClient</text:p>
      <text:p text:style-name="Standard"><text:s text:c="2"/>- Located at src/app/dashboard/data-management/page.tsx</text:p>
      <text:p text:style-name="Standard"/>
      <text:p text:style-name="Standard"><text:s text:c="2"/>2. Data Management Client Component</text:p>
      <text:p text:style-name="Standard"/>
      <text:p text:style-name="Standard"><text:s text:c="2"/>- Tabbed interface with Export Data, Import Data, and Backup &amp;</text:p>
      <text:p text:style-name="Standard"><text:s text:c="3"/>Restore tabs</text:p>
      <text:p text:style-name="Standard"><text:s text:c="2"/>- Role-based access control (admin-only restrictions for</text:p>
      <text:p text:style-name="Standard"><text:s text:c="2"/>import/backup)</text:p>
      <text:p text:style-name="Standard"><text:s text:c="2"/>- Professional navigation with back-to-dashboard functionality <text:s text:c="3"/></text:p>
      <text:p text:style-name="Standard"><text:s text:c="2"/>- Responsive design with mobile-friendly layout</text:p>
      <text:p text:style-name="Standard"><text:s text:c="2"/>- Located at src/components/data-management-client.tsx</text:p>
      <text:p text:style-name="Standard"/>
      <text:p text:style-name="Standard"><text:s text:c="2"/>3. Data Backup Component</text:p>
      <text:p text:style-name="Standard"/>
      <text:p text:style-name="Standard"><text:s text:c="2"/>- 5 selective backup types:</text:p>
      <text:p text:style-name="Standard"><text:s text:c="4"/>- Full Backup: Complete database with all data</text:p>
      <text:p text:style-name="Standard"><text:s text:c="4"/>- Users &amp; Permissions: User accounts and business</text:p>
      <text:p text:style-name="Standard"><text:s text:c="2"/>memberships</text:p>
      <text:p text:style-name="Standard"><text:s text:c="4"/>- Business Data: Business information and products</text:p>
      <text:p text:style-name="Standard"><text:s text:c="4"/>- Employee Data: Employee records and contracts</text:p>
      <text:p text:style-name="Standard"><text:s text:c="4"/>- Reference Data: Job titles, compensation types, templates <text:s text:c="4"/></text:p>
      <text:p text:style-name="Standard"><text:s text:c="2"/>- File upload interface for restore operations</text:p>
      <text:p text:style-name="Standard"><text:s text:c="2"/>- Detailed restore results with error reporting</text:p>
      <text:p text:style-name="Standard"><text:s text:c="2"/>- Located at src/components/data-backup.tsx</text:p>
      <text:p text:style-name="Standard"/>
      <text:p text:style-name="Standard"><text:s text:c="2"/>4. Backup/Restore API Routes</text:p>
      <text:p text:style-name="Standard"/>
      <text:p text:style-name="Standard"><text:s text:c="2"/>- GET endpoint: Creates selective backups with integrity</text:p>
      <text:p text:style-name="Standard"><text:s text:c="2"/>verification</text:p>
      <text:p text:style-name="Standard"><text:s text:c="2"/>- POST endpoint: Restores data with transaction safety</text:p>
      <text:p text:style-name="Standard"><text:s text:c="2"/>- Comprehensive error handling and validation</text:p>
      <text:p text:style-name="Standard"><text:soft-page-break/><text:s text:c="2"/>- Support for all backup types with proper dependency ordering <text:s text:c="3"/></text:p>
      <text:p text:style-name="Standard"><text:s text:c="2"/>- Located at src/app/api/backup/route.ts</text:p>
      <text:p text:style-name="Standard"/>
      <text:p text:style-name="Standard"><text:s text:c="2"/>5. Comprehensive Audit Logging System</text:p>
      <text:p text:style-name="Standard"/>
      <text:p text:style-name="Standard"><text:s text:c="2"/>- Enhanced audit actions: 25 different audit types including <text:s text:c="5"/></text:p>
      <text:p text:style-name="Standard"><text:s text:c="2"/>business operations</text:p>
      <text:p text:style-name="Standard"><text:s text:c="2"/>- SHA-256 integrity verification: Cryptographic verification <text:s text:c="5"/></text:p>
      <text:p text:style-name="Standard"><text:s text:c="2"/>of audit logs</text:p>
      <text:p text:style-name="Standard"><text:s text:c="2"/>- Suspicious activity detection: Failed logins, bulk</text:p>
      <text:p text:style-name="Standard"><text:s text:c="2"/>operations, permission changes</text:p>
      <text:p text:style-name="Standard"><text:s text:c="2"/>- Detailed change tracking: Before/after values with</text:p>
      <text:p text:style-name="Standard"><text:s text:c="2"/>field-level changes</text:p>
      <text:p text:style-name="Standard"><text:s text:c="2"/>- Business context support: Multi-business audit trail</text:p>
      <text:p text:style-name="Standard"><text:s text:c="2"/>capability</text:p>
      <text:p text:style-name="Standard"><text:s text:c="2"/>- Advanced filtering: Search, pagination, and filtering by <text:s text:c="7"/></text:p>
      <text:p text:style-name="Standard"><text:s text:c="2"/>multiple criteria</text:p>
      <text:p text:style-name="Standard"><text:s text:c="2"/>- Located at src/lib/audit.ts</text:p>
      <text:p text:style-name="Standard"/>
      <text:p text:style-name="Standard"><text:s text:c="2"/>6. Data Export Component</text:p>
      <text:p text:style-name="Standard"/>
      <text:p text:style-name="Standard"><text:s text:c="2"/>- Multiple data types: Users, businesses, employees, business <text:s text:c="4"/></text:p>
      <text:p text:style-name="Standard"><text:s text:c="2"/>memberships, audit logs</text:p>
      <text:p text:style-name="Standard"><text:s text:c="2"/>- 3 export formats: CSV, JSON, PDF</text:p>
      <text:p text:style-name="Standard"><text:s text:c="2"/>- Advanced filtering: Date ranges, business-specific exports, <text:s text:c="4"/></text:p>
      <text:p text:style-name="Standard"><text:s text:c="2"/>active/inactive records</text:p>
      <text:p text:style-name="Standard"><text:s text:c="2"/>- Role-based access control for sensitive data</text:p>
      <text:p text:style-name="Standard"><text:s text:c="2"/>- Real-time export summary and validation</text:p>
      <text:p text:style-name="Standard"><text:s text:c="2"/>- Located at src/components/data-export.tsx</text:p>
      <text:p text:style-name="Standard"/>
      <text:p text:style-name="Standard"><text:s text:c="2"/>7. Data Import Component</text:p>
      <text:p text:style-name="Standard"/>
      <text:p text:style-name="Standard"><text:s text:c="2"/>- 4 import types: Users, businesses, employees, business</text:p>
      <text:p text:style-name="Standard"><text:s text:c="2"/>memberships</text:p>
      <text:p text:style-name="Standard"><text:s text:c="2"/>- 3 import modes: Create only, update only, or upsert</text:p>
      <text:p text:style-name="Standard"><text:s text:c="2"/>- File validation: Preview and validate before importing</text:p>
      <text:p text:style-name="Standard"><text:s text:c="2"/>- Field requirements: Clear documentation of required vs</text:p>
      <text:p text:style-name="Standard"><text:s text:c="2"/>optional fields</text:p>
      <text:p text:style-name="Standard"><text:s text:c="2"/>- Error reporting: Detailed validation errors and warnings <text:s text:c="7"/></text:p>
      <text:p text:style-name="Standard"><text:s text:c="2"/>- Data preview: Table preview of import data</text:p>
      <text:p text:style-name="Standard"><text:s text:c="2"/>- Located at src/components/data-import.tsx</text:p>
      <text:p text:style-name="Standard"/>
      <text:p text:style-name="Standard"><text:s text:c="2"/>🔄 Remaining Task</text:p>
      <text:p text:style-name="Standard"/>
      <text:p text:style-name="Standard"><text:s text:c="2"/>Admin Dashboard Data Reset Functionality: This would add a <text:s text:c="7"/></text:p>
      <text:p text:style-name="Standard"><text:s text:c="2"/>database reset feature to the admin dashboard, allowing</text:p>
      <text:p text:style-name="Standard"><text:s text:c="2"/>administrators to reset the system to a clean state while</text:p>
      <text:p text:style-name="Standard"><text:s text:c="2"/>preserving essential reference data.</text:p>
      <text:p text:style-name="Standard"/>
      <text:p text:style-name="Standard"><text:soft-page-break/><text:s text:c="2"/>🚀 Key Features Implemented</text:p>
      <text:p text:style-name="Standard"/>
      <text:p text:style-name="Standard"><text:s text:c="2"/>1. Security &amp; Audit:</text:p>
      <text:p text:style-name="Standard"><text:s text:c="4"/>- Comprehensive audit logging with integrity verification <text:s text:c="6"/></text:p>
      <text:p text:style-name="Standard"><text:s text:c="4"/>- Suspicious activity detection algorithms</text:p>
      <text:p text:style-name="Standard"><text:s text:c="4"/>- Role-based access control throughout</text:p>
      <text:p text:style-name="Standard"><text:s text:c="2"/>2. Data Management:</text:p>
      <text:p text:style-name="Standard"><text:s text:c="4"/>- Selective backup/restore with 5 different backup types <text:s text:c="7"/></text:p>
      <text:p text:style-name="Standard"><text:s text:c="4"/>- Multi-format export (CSV, JSON, PDF) with filtering</text:p>
      <text:p text:style-name="Standard"><text:s text:c="4"/>- Validated import with preview functionality</text:p>
      <text:p text:style-name="Standard"><text:s text:c="2"/>3. User Experience:</text:p>
      <text:p text:style-name="Standard"><text:s text:c="4"/>- Professional tabbed interface</text:p>
      <text:p text:style-name="Standard"><text:s text:c="4"/>- Responsive mobile-friendly design</text:p>
      <text:p text:style-name="Standard"><text:s text:c="4"/>- Real-time validation and feedback</text:p>
      <text:p text:style-name="Standard"><text:s text:c="4"/>- Detailed error reporting and success metrics</text:p>
      <text:p text:style-name="Standard"><text:s text:c="2"/>4. Technical Excellence:</text:p>
      <text:p text:style-name="Standard"><text:s text:c="4"/>- Transaction-safe database operations</text:p>
      <text:p text:style-name="Standard"><text:s text:c="4"/>- Comprehensive error handling</text:p>
      <text:p text:style-name="Standard"><text:s text:c="4"/>- Type-safe interfaces throughout</text:p>
      <text:p text:style-name="Standard"><text:s text:c="4"/>- Prisma-based data access with proper relationships</text:p>
      <text:p text:style-name="Standard"/>
      <text:p text:style-name="Standard"><text:s text:c="2"/>The system now provides enterprise-level data management</text:p>
      <text:p text:style-name="Standard"><text:s text:c="2"/>capabilities similar to the electricity-tokens app, adapted <text:s text:c="6"/></text:p>
      <text:p text:style-name="Standard"><text:s text:c="2"/>specifically for the multi-business context with proper</text:p>
      <text:p text:style-name="Standard"><text:s text:c="2"/>business filtering and permissions.</text:p>
      <text:p text:style-name="Standard"/>
      <text:p text:style-name="Standard"><text:s text:c="2"/>Todos</text:p>
      <text:p text:style-name="Standard"><text:s text:c="2"/>☒ Create main data management page at /dashboard/data-management <text:s/></text:p>
      <text:p text:style-name="Standard"><text:s text:c="2"/>☒ Implement data management client component with tabbed interface</text:p>
      <text:p text:style-name="Standard"><text:s text:c="2"/>☒ Create data backup component with selective backup types <text:s text:c="7"/></text:p>
      <text:p text:style-name="Standard"><text:s text:c="2"/>☒ Implement backup/restore API routes</text:p>
      <text:p text:style-name="Standard"><text:s text:c="2"/>☒ Create comprehensive audit logging system</text:p>
      <text:p text:style-name="Standard"><text:s text:c="2"/>☒ Implement data export component</text:p>
      <text:p text:style-name="Standard"><text:s text:c="2"/>☒ Create data import component with validation</text:p>
      <text:p text:style-name="Standard"><text:s text:c="2"/>☐ Add admin dashboard data reset functionality</text:p>
      <text:p text:style-name="P1"><text:s/>1. Created Admin Data Management Page:</text:p>
      <text:p text:style-name="Standard"><text:s text:c="4"/>- Created /src/app/admin/data-management/page.tsx</text:p>
      <text:p text:style-name="Standard"><text:s text:c="4"/>- Moved the data management tool from</text:p>
      <text:p text:style-name="Standard"><text:s text:c="2"/>/dashboard/data-management to /admin/data-management</text:p>
      <text:p text:style-name="Standard"><text:s text:c="2"/>2. Updated Admin Page:</text:p>
      <text:p text:style-name="Standard"><text:s text:c="4"/>- Replaced the simple "Backup &amp; Restore" card with a</text:p>
      <text:p text:style-name="Standard"><text:s text:c="2"/>comprehensive "Data Management" card</text:p>
      <text:p text:style-name="Standard"><text:s text:c="4"/>- Removed the basic backup functionality code</text:p>
      <text:p text:style-name="Standard"><text:s text:c="4"/>- Added a link to the new admin data management page</text:p>
      <text:p text:style-name="Standard"><text:s text:c="2"/>3. Updated Navigation:</text:p>
      <text:p text:style-name="Standard"><text:s text:c="4"/>- Modified the DataManagementClient component to have "Back <text:s text:c="4"/></text:p>
      <text:p text:style-name="Standard"><text:s text:c="2"/>to Admin" instead of "Back to Dashboard"</text:p>
      <text:p text:style-name="Standard"><text:s text:c="4"/>- Ensures proper navigation flow within the admin area</text:p>
      <text:p text:style-name="Standard"/>
      <text:p text:style-name="Standard"><text:s text:c="2"/>Features Now Available at /admin/data-management:</text:p>
      <text:p text:style-name="Standard"/>
      <text:p text:style-name="Standard"><text:s text:c="2"/>✅ Data Export:</text:p>
      <text:p text:style-name="Standard"><text:s text:c="2"/>- Export to CSV, JSON, PDF formats</text:p>
      <text:p text:style-name="Standard"><text:s text:c="2"/>- Date range filtering</text:p>
      <text:p text:style-name="Standard"><text:s text:c="2"/>- Multiple data types (users, businesses, employees, etc.) <text:s text:c="7"/></text:p>
      <text:p text:style-name="Standard"/>
      <text:p text:style-name="Standard"><text:s text:c="2"/>✅ Data Import (Admin only):</text:p>
      <text:p text:style-name="Standard"><text:s text:c="2"/>- CSV file imports with validation</text:p>
      <text:p text:style-name="Standard"><text:s text:c="2"/>- Preview before import</text:p>
      <text:p text:style-name="Standard"><text:s text:c="2"/>- Create or update existing records</text:p>
      <text:p text:style-name="Standard"/>
      <text:p text:style-name="Standard"><text:s text:c="2"/>✅ Backup &amp; Restore (Admin only):</text:p>
      <text:p text:style-name="Standard"><text:s text:c="2"/>- Full database backups</text:p>
      <text:p text:style-name="Standard"><text:s text:c="2"/>- Selective backup options</text:p>
      <text:p text:style-name="Standard"><text:s text:c="2"/>- Restore functionality</text:p>
      <text:p text:style-name="Standard"/>
      <text:p text:style-name="Standard"><text:s text:c="2"/>✅ Professional UI:</text:p>
      <text:p text:style-name="Standard"><text:s text:c="2"/>- Tabbed interface for different functions</text:p>
      <text:p text:style-name="Standard"><text:s text:c="2"/>- Admin-only restrictions for sensitive operations</text:p>
      <text:p text:style-name="Standard"><text:s text:c="2"/>- Comprehensive help documentation</text:p>
      <text:p text:style-name="Standard"><text:s text:c="2"/>- Theme support (dark/light mode)</text:p>
      <text:p text:style-name="Standard"/>
      <text:p text:style-name="Standard"><text:s text:c="2"/>The data management tool is now properly integrated into the <text:s text:c="5"/></text:p>
      <text:p text:style-name="Standard"><text:s text:c="2"/>admin area and accessible via the "Data Management" card on <text:s text:c="6"/></text:p>
      <text:p text:style-name="Standard"><text:s text:c="2"/>the admin page. This replaces the basic backup functionality <text:s text:c="5"/></text:p>
      <text:p text:style-name="Standard"><text:s text:c="2"/>with a comprehensive solution for data export, import, and <text:s text:c="7"/></text:p>
      <text:p text:style-name="Standard"><text:s text:c="2"/>backup operation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13:33:26.040000000</meta:creation-date>
    <dc:date>2025-09-16T01:18:02.197000000</dc:date>
    <meta:editing-duration>PT7H21M1S</meta:editing-duration>
    <meta:editing-cycles>12</meta:editing-cycles>
    <meta:generator>LibreOffice/24.2.4.2$Windows_X86_64 LibreOffice_project/51a6219feb6075d9a4c46691dcfe0cd9c4fff3c2</meta:generator>
    <meta:document-statistic meta:table-count="0" meta:image-count="0" meta:object-count="0" meta:page-count="35" meta:paragraph-count="1129" meta:word-count="6443" meta:character-count="50200" meta:non-whitespace-character-count="41093"/>
  </office:meta>
</office:document-meta>
</file>